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11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20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3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b4c7dc" fo:border="0.74pt solid #000000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default-cell-style-name="Default"/>
        <table:table-column table:style-name="co1" table:default-cell-style-name="ce11"/>
        <table:table-column table:style-name="co1" table:number-columns-repeated="13" table:default-cell-style-name="ce16"/>
        <table:table-column table:style-name="co1" table:default-cell-style-name="ce22"/>
        <table:table-column table:style-name="co1" table:default-cell-style-name="Default"/>
        <table:table-column table:style-name="co1" table:default-cell-style-name="ce11"/>
        <table:table-column table:style-name="co1" table:number-columns-repeated="7" table:default-cell-style-name="ce16"/>
        <table:table-column table:style-name="co2" table:default-cell-style-name="ce16"/>
        <table:table-column table:style-name="co1" table:number-columns-repeated="5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style-name="Default" table:number-columns-repeated="7"/>
          <table:table-cell table:style-name="ce2" office:value-type="string" calcext:value-type="string">
            <text:p>Média</text:p>
          </table:table-cell>
          <table:table-cell table:style-name="Default" table:number-columns-repeated="6"/>
          <table:table-cell/>
          <table:table-cell table:style-name="ce2" office:value-type="string" calcext:value-type="string">
            <text:p>Junção</text:p>
          </table:table-cell>
          <table:table-cell table:style-name="Default" table:number-columns-repeated="14"/>
        </table:table-row>
        <table:table-row table:style-name="ro1">
          <table:table-cell/>
          <table:table-cell table:style-name="Default">
            <draw:frame draw:z-index="1" draw:style-name="gr1" draw:text-style-name="P1" svg:width="16.009cm" svg:height="9.748cm" svg:x="0.003cm" svg:y="0cm">
              <draw:object draw:notify-on-update-of-ranges="'ProfBcast-MIN'.P32:'ProfBcast-MIN'.P32 'ProfBcast-MIN'.P33:'ProfBcast-MIN'.P3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Default" table:number-columns-repeated="7"/>
          <table:table-cell table:style-name="Default">
            <draw:frame draw:z-index="0" draw:style-name="gr1" draw:text-style-name="P1" svg:width="16.009cm" svg:height="9.748cm" svg:x="0.001cm" svg:y="0cm">
              <draw:object draw:notify-on-update-of-ranges="'ProfBcast-MED'.P32:'ProfBcast-MED'.P32 'ProfBcast-MED'.P33:'ProfBcast-MED'.P3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 table:number-columns-repeated="6"/>
          <table:table-cell/>
          <table:table-cell table:style-name="Default">
            <draw:frame draw:z-index="2" draw:style-name="gr1" draw:text-style-name="P1" svg:width="16.009cm" svg:height="9.748cm" svg:x="0.002cm" svg:y="0cm">
              <draw:object draw:notify-on-update-of-ranges="'Compara Gráficos'.Z3:'Compara Gráficos'.Z3 'Compara Gráficos'.Z4:'Compara Gráficos'.Z4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 table:style-name="ce7" office:value-type="string" calcext:value-type="string">
            <text:p>MPIBcast-M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ProfBcast-M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MPIBcast-MED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ProfBcast-MED</text:p>
          </table:table-cell>
          <table:table-cell table:style-name="Default" table:number-columns-repeated="6"/>
        </table:table-row>
        <table:table-row table:style-name="ro1" table:number-rows-repeated="18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32"/>
          <table:table-cell table:style-name="Default" table:number-columns-repeated="14"/>
        </table:table-row>
        <table:table-row table:style-name="ro1"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>
            <draw:frame draw:z-index="3" draw:style-name="gr1" draw:text-style-name="P1" svg:width="16.009cm" svg:height="9.748cm" svg:x="0.001cm" svg:y="0cm">
              <draw:object draw:notify-on-update-of-ranges="'ProfBcast-MED'.B2:'ProfBcast-MED'.E3 'Compara Gráficos'.Z3:'Compara Gráficos'.Z3 'MPIBcast-MIN'.B27:'MPIBcast-MIN'.E27 'Compara Gráficos'.Z4:'Compara Gráficos'.Z4 'ProfBcast-MIN'.B27:'ProfBcast-MIN'.E27 'Compara Gráficos'.Z5:'Compara Gráficos'.Z5 'MPIBcast-MED'.B27:'MPIBcast-MED'.E27 'Compara Gráficos'.Z6:'Compara Gráficos'.Z6 'ProfBcast-MED'.B27:'ProfBcast-MED'.E2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6.009cm" svg:height="9.748cm" svg:x="0.001cm" svg:y="0cm">
              <draw:object draw:notify-on-update-of-ranges="'ProfBcast-MED'.H2:'ProfBcast-MED'.K3 'Compara Gráficos'.Z3:'Compara Gráficos'.Z3 'MPIBcast-MIN'.H27:'MPIBcast-MIN'.K27 'Compara Gráficos'.Z4:'Compara Gráficos'.Z4 'ProfBcast-MIN'.H27:'ProfBcast-MIN'.K27 'Compara Gráficos'.Z5:'Compara Gráficos'.Z5 'MPIBcast-MED'.H27:'MPIBcast-MED'.K27 'Compara Gráficos'.Z6:'Compara Gráficos'.Z6 'ProfBcast-MED'.H27:'ProfBcast-MED'.K2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6.237cm" svg:height="9.748cm" svg:x="0.001cm" svg:y="0cm">
              <draw:object draw:notify-on-update-of-ranges="'ProfBcast-MED'.B2:'ProfBcast-MED'.E3 'Compara Gráficos'.Z3:'Compara Gráficos'.Z3 'MPIBcast-MIN'.B27:'MPIBcast-MIN'.E27 'Compara Gráficos'.Z4:'Compara Gráficos'.Z4 'ProfBcast-MIN'.B27:'ProfBcast-MIN'.E27 'Compara Gráficos'.Z5:'Compara Gráficos'.Z5 'MPIBcast-MED'.B27:'MPIBcast-MED'.E27 'Compara Gráficos'.Z6:'Compara Gráficos'.Z6 'ProfBcast-MED'.B27:'ProfBcast-MED'.E2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8" draw:style-name="gr1" draw:text-style-name="P1" svg:width="16.237cm" svg:height="9.748cm" svg:x="0.258cm" svg:y="0cm">
              <draw:object draw:notify-on-update-of-ranges="'ProfBcast-MED'.H2:'ProfBcast-MED'.K3 'Compara Gráficos'.Z3:'Compara Gráficos'.Z3 'MPIBcast-MIN'.H27:'MPIBcast-MIN'.K27 'Compara Gráficos'.Z4:'Compara Gráficos'.Z4 'ProfBcast-MIN'.H27:'ProfBcast-MIN'.K27 'Compara Gráficos'.Z5:'Compara Gráficos'.Z5 'MPIBcast-MED'.H27:'MPIBcast-MED'.K27 'Compara Gráficos'.Z6:'Compara Gráficos'.Z6 'ProfBcast-MED'.H27:'ProfBcast-MED'.K2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7"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/>
          <table:table-cell>
            <draw:frame draw:z-index="5" draw:style-name="gr1" draw:text-style-name="P1" svg:width="16.009cm" svg:height="9.748cm" svg:x="0.036cm" svg:y="0.034cm">
              <draw:object draw:notify-on-update-of-ranges="'ProfBcast-MED'.N2:'ProfBcast-MED'.Q3 'Compara Gráficos'.Z3:'Compara Gráficos'.Z3 'MPIBcast-MIN'.N27:'MPIBcast-MIN'.Q27 'Compara Gráficos'.Z4:'Compara Gráficos'.Z4 'ProfBcast-MIN'.N27:'ProfBcast-MIN'.Q27 'Compara Gráficos'.Z5:'Compara Gráficos'.Z5 'MPIBcast-MED'.N27:'MPIBcast-MED'.Q27 'Compara Gráficos'.Z6:'Compara Gráficos'.Z6 'ProfBcast-MED'.N27:'ProfBcast-MED'.Q2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draw:z-index="6" draw:style-name="gr1" draw:text-style-name="P1" svg:width="16.009cm" svg:height="9.748cm" svg:x="0.001cm" svg:y="0cm">
              <draw:object draw:notify-on-update-of-ranges="'ProfBcast-MED'.T2:'ProfBcast-MED'.W3 'Compara Gráficos'.Z3:'Compara Gráficos'.Z3 'MPIBcast-MIN'.T27:'MPIBcast-MIN'.W27 'Compara Gráficos'.Z4:'Compara Gráficos'.Z4 'ProfBcast-MIN'.T27:'ProfBcast-MIN'.W27 'Compara Gráficos'.Z5:'Compara Gráficos'.Z5 'MPIBcast-MED'.T27:'MPIBcast-MED'.W27 'Compara Gráficos'.Z6:'Compara Gráficos'.Z6 'ProfBcast-MED'.T27:'ProfBcast-MED'.W2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draw:z-index="9" draw:style-name="gr1" draw:text-style-name="P1" svg:width="16.236cm" svg:height="9.748cm" svg:x="0.037cm" svg:y="0.034cm">
              <draw:object draw:notify-on-update-of-ranges="'ProfBcast-MED'.N2:'ProfBcast-MED'.Q3 'Compara Gráficos'.Z3:'Compara Gráficos'.Z3 'MPIBcast-MIN'.N27:'MPIBcast-MIN'.Q27 'Compara Gráficos'.Z4:'Compara Gráficos'.Z4 'ProfBcast-MIN'.N27:'ProfBcast-MIN'.Q27 'Compara Gráficos'.Z5:'Compara Gráficos'.Z5 'MPIBcast-MED'.N27:'MPIBcast-MED'.Q27 'Compara Gráficos'.Z6:'Compara Gráficos'.Z6 'ProfBcast-MED'.N27:'ProfBcast-MED'.Q2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  <table:table-cell>
            <draw:frame draw:z-index="10" draw:style-name="gr1" draw:text-style-name="P1" svg:width="16.237cm" svg:height="9.748cm" svg:x="0.258cm" svg:y="0cm">
              <draw:object draw:notify-on-update-of-ranges="'ProfBcast-MED'.T2:'ProfBcast-MED'.W3 'Compara Gráficos'.Z3:'Compara Gráficos'.Z3 'MPIBcast-MIN'.T27:'MPIBcast-MIN'.W27 'Compara Gráficos'.Z4:'Compara Gráficos'.Z4 'ProfBcast-MIN'.T27:'ProfBcast-MIN'.W27 'Compara Gráficos'.Z5:'Compara Gráficos'.Z5 'MPIBcast-MED'.T27:'MPIBcast-MED'.W27 'Compara Gráficos'.Z6:'Compara Gráficos'.Z6 'ProfBcast-MED'.T27:'ProfBcast-MED'.W2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table:style-name="ce32"/>
          <table:table-cell table:number-columns-repeated="15"/>
        </table:table-row>
        <table:table-row table:style-name="ro1" table:number-rows-repeated="17">
          <table:table-cell table:number-columns-repeated="32"/>
        </table:table-row>
        <table:table-row table:style-name="ro1">
          <table:table-cell/>
          <table:table-cell table:style-name="ce12"/>
          <table:table-cell table:style-name="ce18" table:number-columns-repeated="13"/>
          <table:table-cell table:style-name="ce23"/>
          <table:table-cell/>
          <table:table-cell table:style-name="ce12"/>
          <table:table-cell table:style-name="ce18" table:number-columns-repeated="13"/>
          <table:table-cell table:style-name="ce23"/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343cm" svg:y="14.323cm">
            <draw:object draw:notify-on-update-of-ranges="'ProfBcast-MIN'.J35:'ProfBcast-MIN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994466135" calcext:value-type="float">
            <text:p>994466135</text:p>
          </table:table-cell>
          <table:table-cell office:value-type="float" office:value="527268524" calcext:value-type="float">
            <text:p>527268524</text:p>
          </table:table-cell>
          <table:table-cell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office:value-type="float" office:value="1092863111" calcext:value-type="float">
            <text:p>1092863111</text:p>
          </table:table-cell>
          <table:table-cell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office:value-type="float" office:value="1400329541" calcext:value-type="float">
            <text:p>1400329541</text:p>
          </table:table-cell>
          <table:table-cell office:value-type="float" office:value="757141999" calcext:value-type="float">
            <text:p>757141999</text:p>
          </table:table-cell>
          <table:table-cell office:value-type="float" office:value="599939999" calcext:value-type="float">
            <text:p>599939999</text:p>
          </table:table-cell>
          <table:table-cell office:value-type="float" office:value="367939384" calcext:value-type="float">
            <text:p>367939384</text:p>
          </table:table-cell>
          <table:table-cell table:number-columns-repeated="2"/>
          <table:table-cell office:value-type="float" office:value="988512624" calcext:value-type="float">
            <text:p>988512624</text:p>
          </table:table-cell>
          <table:table-cell office:value-type="float" office:value="1356313025" calcext:value-type="float">
            <text:p>1356313025</text:p>
          </table:table-cell>
          <table:table-cell office:value-type="float" office:value="808524890" calcext:value-type="float">
            <text:p>808524890</text:p>
          </table:table-cell>
          <table:table-cell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office:value-type="float" office:value="1040951837" calcext:value-type="float">
            <text:p>1040951837</text:p>
          </table:table-cell>
          <table:table-cell office:value-type="float" office:value="519610449" calcext:value-type="float">
            <text:p>519610449</text:p>
          </table:table-cell>
          <table:table-cell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office:value-type="float" office:value="1113098164" calcext:value-type="float">
            <text:p>1113098164</text:p>
          </table:table-cell>
          <table:table-cell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office:value-type="float" office:value="1189873662" calcext:value-type="float">
            <text:p>1189873662</text:p>
          </table:table-cell>
          <table:table-cell office:value-type="float" office:value="798024119" calcext:value-type="float">
            <text:p>798024119</text:p>
          </table:table-cell>
          <table:table-cell office:value-type="float" office:value="542248790" calcext:value-type="float">
            <text:p>542248790</text:p>
          </table:table-cell>
          <table:table-cell office:value-type="float" office:value="272156860" calcext:value-type="float">
            <text:p>272156860</text:p>
          </table:table-cell>
          <table:table-cell table:number-columns-repeated="2"/>
          <table:table-cell office:value-type="float" office:value="942334321" calcext:value-type="float">
            <text:p>942334321</text:p>
          </table:table-cell>
          <table:table-cell office:value-type="float" office:value="1245741642" calcext:value-type="float">
            <text:p>1245741642</text:p>
          </table:table-cell>
          <table:table-cell office:value-type="float" office:value="786418453" calcext:value-type="float">
            <text:p>786418453</text:p>
          </table:table-cell>
          <table:table-cell office:value-type="float" office:value="201669556" calcext:value-type="float">
            <text:p>201669556</text:p>
          </table:table-cell>
        </table:table-row>
        <table:table-row table:style-name="ro1" table:number-rows-repeated="10">
          <table:table-cell table:number-columns-repeated="23"/>
        </table:table-row>
        <table:table-row table:style-name="ro1">
          <table:table-cell/>
          <table:table-cell office:value-type="float" office:value="959789690" calcext:value-type="float">
            <text:p>959789690</text:p>
          </table:table-cell>
          <table:table-cell office:value-type="float" office:value="525018875" calcext:value-type="float">
            <text:p>525018875</text:p>
          </table:table-cell>
          <table:table-cell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office:value-type="float" office:value="963383652" calcext:value-type="float">
            <text:p>963383652</text:p>
          </table:table-cell>
          <table:table-cell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office:value-type="float" office:value="1148922726" calcext:value-type="float">
            <text:p>1148922726</text:p>
          </table:table-cell>
          <table:table-cell office:value-type="float" office:value="773593947" calcext:value-type="float">
            <text:p>773593947</text:p>
          </table:table-cell>
          <table:table-cell office:value-type="float" office:value="552320838" calcext:value-type="float">
            <text:p>552320838</text:p>
          </table:table-cell>
          <table:table-cell office:value-type="float" office:value="334767752" calcext:value-type="float">
            <text:p>334767752</text:p>
          </table:table-cell>
          <table:table-cell table:number-columns-repeated="2"/>
          <table:table-cell office:value-type="float" office:value="899781035" calcext:value-type="float">
            <text:p>899781035</text:p>
          </table:table-cell>
          <table:table-cell office:value-type="float" office:value="1260928493" calcext:value-type="float">
            <text:p>1260928493</text:p>
          </table:table-cell>
          <table:table-cell office:value-type="float" office:value="834750801" calcext:value-type="float">
            <text:p>834750801</text:p>
          </table:table-cell>
          <table:table-cell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office:value-type="float" office:value="1092187332" calcext:value-type="float">
            <text:p>1092187332</text:p>
          </table:table-cell>
          <table:table-cell office:value-type="float" office:value="551964424" calcext:value-type="float">
            <text:p>551964424</text:p>
          </table:table-cell>
          <table:table-cell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office:value-type="float" office:value="1103583331" calcext:value-type="float">
            <text:p>1103583331</text:p>
          </table:table-cell>
          <table:table-cell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office:value-type="float" office:value="1070451310" calcext:value-type="float">
            <text:p>1070451310</text:p>
          </table:table-cell>
          <table:table-cell office:value-type="float" office:value="719075423" calcext:value-type="float">
            <text:p>719075423</text:p>
          </table:table-cell>
          <table:table-cell office:value-type="float" office:value="618067837" calcext:value-type="float">
            <text:p>618067837</text:p>
          </table:table-cell>
          <table:table-cell office:value-type="float" office:value="349770003" calcext:value-type="float">
            <text:p>349770003</text:p>
          </table:table-cell>
          <table:table-cell table:number-columns-repeated="2"/>
          <table:table-cell office:value-type="float" office:value="964909299" calcext:value-type="float">
            <text:p>964909299</text:p>
          </table:table-cell>
          <table:table-cell office:value-type="float" office:value="1266384191" calcext:value-type="float">
            <text:p>1266384191</text:p>
          </table:table-cell>
          <table:table-cell office:value-type="float" office:value="805272773" calcext:value-type="float">
            <text:p>805272773</text:p>
          </table:table-cell>
          <table:table-cell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office:value-type="float" office:value="1012309342" calcext:value-type="float">
            <text:p>1012309342</text:p>
          </table:table-cell>
          <table:table-cell office:value-type="float" office:value="574974060" calcext:value-type="float">
            <text:p>574974060</text:p>
          </table:table-cell>
          <table:table-cell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office:value-type="float" office:value="1091597151" calcext:value-type="float">
            <text:p>1091597151</text:p>
          </table:table-cell>
          <table:table-cell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office:value-type="float" office:value="1288266763" calcext:value-type="float">
            <text:p>1288266763</text:p>
          </table:table-cell>
          <table:table-cell office:value-type="float" office:value="818274614" calcext:value-type="float">
            <text:p>818274614</text:p>
          </table:table-cell>
          <table:table-cell office:value-type="float" office:value="635907638" calcext:value-type="float">
            <text:p>635907638</text:p>
          </table:table-cell>
          <table:table-cell office:value-type="float" office:value="303280944" calcext:value-type="float">
            <text:p>303280944</text:p>
          </table:table-cell>
          <table:table-cell table:number-columns-repeated="2"/>
          <table:table-cell office:value-type="float" office:value="835973461" calcext:value-type="float">
            <text:p>835973461</text:p>
          </table:table-cell>
          <table:table-cell office:value-type="float" office:value="1275771878" calcext:value-type="float">
            <text:p>1275771878</text:p>
          </table:table-cell>
          <table:table-cell office:value-type="float" office:value="908259794" calcext:value-type="float">
            <text:p>908259794</text:p>
          </table:table-cell>
          <table:table-cell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office:value-type="float" office:value="1007824487" calcext:value-type="float">
            <text:p>1007824487</text:p>
          </table:table-cell>
          <table:table-cell office:value-type="float" office:value="518899621" calcext:value-type="float">
            <text:p>518899621</text:p>
          </table:table-cell>
          <table:table-cell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office:value-type="float" office:value="1079311757" calcext:value-type="float">
            <text:p>1079311757</text:p>
          </table:table-cell>
          <table:table-cell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office:value-type="float" office:value="1331654905" calcext:value-type="float">
            <text:p>1331654905</text:p>
          </table:table-cell>
          <table:table-cell office:value-type="float" office:value="774187263" calcext:value-type="float">
            <text:p>774187263</text:p>
          </table:table-cell>
          <table:table-cell office:value-type="float" office:value="601312691" calcext:value-type="float">
            <text:p>601312691</text:p>
          </table:table-cell>
          <table:table-cell office:value-type="float" office:value="328642111" calcext:value-type="float">
            <text:p>328642111</text:p>
          </table:table-cell>
          <table:table-cell table:number-columns-repeated="2"/>
          <table:table-cell office:value-type="float" office:value="980890671" calcext:value-type="float">
            <text:p>980890671</text:p>
          </table:table-cell>
          <table:table-cell office:value-type="float" office:value="1288971769" calcext:value-type="float">
            <text:p>1288971769</text:p>
          </table:table-cell>
          <table:table-cell office:value-type="float" office:value="755262819" calcext:value-type="float">
            <text:p>755262819</text:p>
          </table:table-cell>
          <table:table-cell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office:value-type="float" office:value="1017011904" calcext:value-type="float">
            <text:p>1017011904</text:p>
          </table:table-cell>
          <table:table-cell office:value-type="float" office:value="530023299" calcext:value-type="float">
            <text:p>530023299</text:p>
          </table:table-cell>
          <table:table-cell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office:value-type="float" office:value="1062863733" calcext:value-type="float">
            <text:p>1062863733</text:p>
          </table:table-cell>
          <table:table-cell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office:value-type="float" office:value="1143451642" calcext:value-type="float">
            <text:p>1143451642</text:p>
          </table:table-cell>
          <table:table-cell office:value-type="float" office:value="802980448" calcext:value-type="float">
            <text:p>802980448</text:p>
          </table:table-cell>
          <table:table-cell office:value-type="float" office:value="601451610" calcext:value-type="float">
            <text:p>601451610</text:p>
          </table:table-cell>
          <table:table-cell office:value-type="float" office:value="334211860" calcext:value-type="float">
            <text:p>334211860</text:p>
          </table:table-cell>
          <table:table-cell table:number-columns-repeated="2"/>
          <table:table-cell office:value-type="float" office:value="895377811" calcext:value-type="float">
            <text:p>895377811</text:p>
          </table:table-cell>
          <table:table-cell office:value-type="float" office:value="1221521351" calcext:value-type="float">
            <text:p>1221521351</text:p>
          </table:table-cell>
          <table:table-cell office:value-type="float" office:value="701588084" calcext:value-type="float">
            <text:p>701588084</text:p>
          </table:table-cell>
          <table:table-cell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office:value-type="float" office:value="1009265287" calcext:value-type="float">
            <text:p>1009265287</text:p>
          </table:table-cell>
          <table:table-cell office:value-type="float" office:value="504556994" calcext:value-type="float">
            <text:p>504556994</text:p>
          </table:table-cell>
          <table:table-cell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office:value-type="float" office:value="1071281608" calcext:value-type="float">
            <text:p>1071281608</text:p>
          </table:table-cell>
          <table:table-cell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office:value-type="float" office:value="1129821100" calcext:value-type="float">
            <text:p>1129821100</text:p>
          </table:table-cell>
          <table:table-cell office:value-type="float" office:value="870221843" calcext:value-type="float">
            <text:p>870221843</text:p>
          </table:table-cell>
          <table:table-cell office:value-type="float" office:value="559002425" calcext:value-type="float">
            <text:p>559002425</text:p>
          </table:table-cell>
          <table:table-cell office:value-type="float" office:value="367854248" calcext:value-type="float">
            <text:p>367854248</text:p>
          </table:table-cell>
          <table:table-cell table:number-columns-repeated="2"/>
          <table:table-cell office:value-type="float" office:value="850146705" calcext:value-type="float">
            <text:p>850146705</text:p>
          </table:table-cell>
          <table:table-cell office:value-type="float" office:value="1254023040" calcext:value-type="float">
            <text:p>1254023040</text:p>
          </table:table-cell>
          <table:table-cell office:value-type="float" office:value="852831916" calcext:value-type="float">
            <text:p>852831916</text:p>
          </table:table-cell>
          <table:table-cell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office:value-type="float" office:value="1024059678" calcext:value-type="float">
            <text:p>1024059678</text:p>
          </table:table-cell>
          <table:table-cell office:value-type="float" office:value="509115334" calcext:value-type="float">
            <text:p>509115334</text:p>
          </table:table-cell>
          <table:table-cell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office:value-type="float" office:value="1075945436" calcext:value-type="float">
            <text:p>1075945436</text:p>
          </table:table-cell>
          <table:table-cell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office:value-type="float" office:value="1191792300" calcext:value-type="float">
            <text:p>1191792300</text:p>
          </table:table-cell>
          <table:table-cell office:value-type="float" office:value="789462492" calcext:value-type="float">
            <text:p>789462492</text:p>
          </table:table-cell>
          <table:table-cell office:value-type="float" office:value="557637571" calcext:value-type="float">
            <text:p>557637571</text:p>
          </table:table-cell>
          <table:table-cell office:value-type="float" office:value="333945094" calcext:value-type="float">
            <text:p>333945094</text:p>
          </table:table-cell>
          <table:table-cell table:number-columns-repeated="2"/>
          <table:table-cell office:value-type="float" office:value="987487075" calcext:value-type="float">
            <text:p>987487075</text:p>
          </table:table-cell>
          <table:table-cell office:value-type="float" office:value="1291462789" calcext:value-type="float">
            <text:p>1291462789</text:p>
          </table:table-cell>
          <table:table-cell office:value-type="float" office:value="751273704" calcext:value-type="float">
            <text:p>751273704</text:p>
          </table:table-cell>
          <table:table-cell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office:value-type="float" office:value="1016159041" calcext:value-type="float">
            <text:p>1016159041</text:p>
          </table:table-cell>
          <table:table-cell office:value-type="float" office:value="486613150" calcext:value-type="float">
            <text:p>486613150</text:p>
          </table:table-cell>
          <table:table-cell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office:value-type="float" office:value="1095392392" calcext:value-type="float">
            <text:p>1095392392</text:p>
          </table:table-cell>
          <table:table-cell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office:value-type="float" office:value="1134391528" calcext:value-type="float">
            <text:p>1134391528</text:p>
          </table:table-cell>
          <table:table-cell office:value-type="float" office:value="833610460" calcext:value-type="float">
            <text:p>833610460</text:p>
          </table:table-cell>
          <table:table-cell office:value-type="float" office:value="581591810" calcext:value-type="float">
            <text:p>581591810</text:p>
          </table:table-cell>
          <table:table-cell office:value-type="float" office:value="300188934" calcext:value-type="float">
            <text:p>300188934</text:p>
          </table:table-cell>
          <table:table-cell table:number-columns-repeated="2"/>
          <table:table-cell office:value-type="float" office:value="910791990" calcext:value-type="float">
            <text:p>910791990</text:p>
          </table:table-cell>
          <table:table-cell office:value-type="float" office:value="1291116842" calcext:value-type="float">
            <text:p>1291116842</text:p>
          </table:table-cell>
          <table:table-cell office:value-type="float" office:value="783649183" calcext:value-type="float">
            <text:p>783649183</text:p>
          </table:table-cell>
          <table:table-cell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table:style-name="Default" office:value-type="float" office:value="1019293339" calcext:value-type="float">
            <text:p>1019293339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23])/(1000*1000*1000)/[.K30]" office:value-type="float" office:value="0.0000479894845" calcext:value-type="float">
            <text:p>0.0000479894845</text:p>
          </table:table-cell>
          <table:table-cell table:style-name="ce4" table:formula="of:=MIN([.C4:.C23])/(1000*1000*1000)/[.L30]" office:value-type="float" office:value="0.000048661315" calcext:value-type="float">
            <text:p>0.000048661315</text:p>
          </table:table-cell>
          <table:table-cell table:style-name="ce4" table:formula="of:=MIN([.D4:.D23])/(1000*1000*1000)/[.M30]" office:value-type="float" office:value="0.0000591348618" calcext:value-type="float">
            <text:p>0.0000591348618</text:p>
          </table:table-cell>
          <table:table-cell table:style-name="ce4" table:formula="of:=MIN([.E4:.E23])/(1000*1000*1000)/[.N30]" office:value-type="float" office:value="0.0000793243572" calcext:value-type="float">
            <text:p>0.000079324357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23])/(1000*1000*1000)/[.K30]" office:value-type="float" office:value="0.0000481691826" calcext:value-type="float">
            <text:p>0.0000481691826</text:p>
          </table:table-cell>
          <table:table-cell table:style-name="ce4" table:formula="of:=MIN([.I4:.I23])/(1000*1000*1000)/[.L30]" office:value-type="float" office:value="0.0000604730942" calcext:value-type="float">
            <text:p>0.0000604730942</text:p>
          </table:table-cell>
          <table:table-cell table:style-name="ce4" table:formula="of:=MIN([.J4:.J23])/(1000*1000*1000)/[.M30]" office:value-type="float" office:value="0.000073480504" calcext:value-type="float">
            <text:p>0.000073480504</text:p>
          </table:table-cell>
          <table:table-cell table:style-name="ce4" table:formula="of:=MIN([.K4:.K23])/(1000*1000*1000)/[.N30]" office:value-type="float" office:value="0.0001026778488" calcext:value-type="float">
            <text:p>0.0001026778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23])/(1000*1000*1000)/[.K30]" office:value-type="float" office:value="0.0000535225655" calcext:value-type="float">
            <text:p>0.0000535225655</text:p>
          </table:table-cell>
          <table:table-cell table:style-name="ce4" table:formula="of:=MIN([.O4:.O23])/(1000*1000*1000)/[.L30]" office:value-type="float" office:value="0.0000719075423" calcext:value-type="float">
            <text:p>0.0000719075423</text:p>
          </table:table-cell>
          <table:table-cell table:style-name="ce4" table:formula="of:=MIN([.P4:.P23])/(1000*1000*1000)/[.M30]" office:value-type="float" office:value="0.000108449758" calcext:value-type="float">
            <text:p>0.000108449758</text:p>
          </table:table-cell>
          <table:table-cell table:style-name="ce4" table:formula="of:=MIN([.Q4:.Q23])/(1000*1000*1000)/[.N30]" office:value-type="float" office:value="0.000108862744" calcext:value-type="float">
            <text:p>0.000108862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23])/(1000*1000*1000)/[.K30]" office:value-type="float" office:value="0.00004179867305" calcext:value-type="float">
            <text:p>0.00004179867305</text:p>
          </table:table-cell>
          <table:table-cell table:style-name="ce4" table:formula="of:=MIN([.U4:.U23])/(1000*1000*1000)/[.L30]" office:value-type="float" office:value="0.0001221521351" calcext:value-type="float">
            <text:p>0.0001221521351</text:p>
          </table:table-cell>
          <table:table-cell table:style-name="ce4" table:formula="of:=MIN([.V4:.V23])/(1000*1000*1000)/[.M30]" office:value-type="float" office:value="0.0001403176168" calcext:value-type="float">
            <text:p>0.0001403176168</text:p>
          </table:table-cell>
          <table:table-cell table:style-name="ce4" table:formula="of:=MIN([.W4:.W23])/(1000*1000*1000)/[.N30]" office:value-type="float" office:value="0.0000806678224" calcext:value-type="float">
            <text:p>0.0000806678224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23])/1000 ) /[.K$30]" office:value-type="float" office:value="47.9894845" calcext:value-type="float">
            <text:p>47.9894845</text:p>
          </table:table-cell>
          <table:table-cell table:style-name="ce4" table:formula="of:=( MIN([.C4:.C23])/1000 ) /[.L$30]" office:value-type="float" office:value="48.661315" calcext:value-type="float">
            <text:p>48.661315</text:p>
          </table:table-cell>
          <table:table-cell table:style-name="ce4" table:formula="of:=( MIN([.D4:.D23])/1000 ) /[.M$30]" office:value-type="float" office:value="59.1348618" calcext:value-type="float">
            <text:p>59.1348618</text:p>
          </table:table-cell>
          <table:table-cell table:style-name="ce4" table:formula="of:=( MIN([.E4:.E23])/1000 ) /[.N$30]" office:value-type="float" office:value="79.3243572" calcext:value-type="float">
            <text:p>79.324357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23])/1000 ) / [.K$30]" office:value-type="float" office:value="48.1691826" calcext:value-type="float">
            <text:p>48.1691826</text:p>
          </table:table-cell>
          <table:table-cell table:style-name="ce4" table:formula="of:=( MIN([.I4:.I23])/1000 ) / [.L$30]" office:value-type="float" office:value="60.4730942" calcext:value-type="float">
            <text:p>60.4730942</text:p>
          </table:table-cell>
          <table:table-cell table:style-name="ce4" table:formula="of:=( MIN([.J4:.J23])/1000 ) / [.M$30]" office:value-type="float" office:value="73.480504" calcext:value-type="float">
            <text:p>73.480504</text:p>
          </table:table-cell>
          <table:table-cell table:style-name="ce4" table:formula="of:=( MIN([.K4:.K23])/1000 ) / [.N$30]" office:value-type="float" office:value="102.6778488" calcext:value-type="float">
            <text:p>102.6778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23])/1000 ) / [.K$30]" office:value-type="float" office:value="53.5225655" calcext:value-type="float">
            <text:p>53.5225655</text:p>
          </table:table-cell>
          <table:table-cell table:style-name="ce4" table:formula="of:=( MIN([.O4:.O23])/1000 ) / [.L$30]" office:value-type="float" office:value="71.9075423" calcext:value-type="float">
            <text:p>71.9075423</text:p>
          </table:table-cell>
          <table:table-cell table:style-name="ce4" table:formula="of:=( MIN([.P4:.P23])/1000 ) / [.M$30]" office:value-type="float" office:value="108.449758" calcext:value-type="float">
            <text:p>108.449758</text:p>
          </table:table-cell>
          <table:table-cell table:style-name="ce4" table:formula="of:=( MIN([.Q4:.Q23])/1000 ) / [.N$30]" office:value-type="float" office:value="108.862744" calcext:value-type="float">
            <text:p>108.862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23])/1000 ) / [.K$30]" office:value-type="float" office:value="41.79867305" calcext:value-type="float">
            <text:p>41.79867305</text:p>
          </table:table-cell>
          <table:table-cell table:style-name="ce4" table:formula="of:=(MIN([.U4:.U23])/1000 ) / [.L$30]" office:value-type="float" office:value="122.1521351" calcext:value-type="float">
            <text:p>122.1521351</text:p>
          </table:table-cell>
          <table:table-cell table:style-name="ce4" table:formula="of:=(MIN([.V4:.V23])/1000 ) / [.M$30]" office:value-type="float" office:value="140.3176168" calcext:value-type="float">
            <text:p>140.3176168</text:p>
          </table:table-cell>
          <table:table-cell table:style-name="ce4" table:formula="of:=(MIN([.W4:.W23])/1000 ) / [.N$30]" office:value-type="float" office:value="80.6678224" calcext:value-type="float">
            <text:p>80.6678224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27]/[$'MPIBcast-MIN'.B27]" office:value-type="float" office:value="1.02206065047164" calcext:value-type="float">
            <text:p>1,02206065047164</text:p>
          </table:table-cell>
          <table:table-cell table:style-name="ce15" table:formula="of:=[.C27]/[$'MPIBcast-MIN'.C27]" office:value-type="float" office:value="0.811946793079462" calcext:value-type="float">
            <text:p>0,811946793079462</text:p>
          </table:table-cell>
          <table:table-cell table:style-name="ce15" table:formula="of:=[.D27]/[$'MPIBcast-MIN'.D27]" office:value-type="float" office:value="1.03470575151569" calcext:value-type="float">
            <text:p>1,03470575151569</text:p>
          </table:table-cell>
          <table:table-cell table:style-name="ce15" table:formula="of:=[.E27]/[$'MPIBcast-MIN'.E2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27]/[$'MPIBcast-MIN'.H27]" office:value-type="float" office:value="0.695179547333264" calcext:value-type="float">
            <text:p>0,695179547333264</text:p>
          </table:table-cell>
          <table:table-cell table:style-name="ce15" table:formula="of:=[.I27]/[$'MPIBcast-MIN'.I27]" office:value-type="float" office:value="0.752378461774093" calcext:value-type="float">
            <text:p>0,752378461774093</text:p>
          </table:table-cell>
          <table:table-cell table:style-name="ce15" table:formula="of:=[.J27]/[$'MPIBcast-MIN'.J27]" office:value-type="float" office:value="1.00383758684826" calcext:value-type="float">
            <text:p>1,00383758684826</text:p>
          </table:table-cell>
          <table:table-cell table:style-name="ce15" table:formula="of:=[.K27]/[$'MPIBcast-MIN'.K2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27]/[$'MPIBcast-MIN'.N27]" office:value-type="float" office:value="0.919258032021717" calcext:value-type="float">
            <text:p>0,919258032021717</text:p>
          </table:table-cell>
          <table:table-cell table:style-name="ce15" table:formula="of:=[.O27]/[$'MPIBcast-MIN'.O27]" office:value-type="float" office:value="0.889381276421323" calcext:value-type="float">
            <text:p>0,889381276421323</text:p>
          </table:table-cell>
          <table:table-cell table:style-name="ce15" table:formula="of:=[.P27]/[$'MPIBcast-MIN'.P27]" office:value-type="float" office:value="1.03304760477829" calcext:value-type="float">
            <text:p>1,03304760477829</text:p>
          </table:table-cell>
          <table:table-cell table:style-name="ce15" table:formula="of:=[.Q27]/[$'MPIBcast-MIN'.Q2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27]/[$'MPIBcast-MIN'.T27]" office:value-type="float" office:value="0.297981860343002" calcext:value-type="float">
            <text:p>0,297981860343002</text:p>
          </table:table-cell>
          <table:table-cell table:style-name="ce15" table:formula="of:=[.U27]/[$'MPIBcast-MIN'.U27]" office:value-type="float" office:value="0.678972584437265" calcext:value-type="float">
            <text:p>0,678972584437265</text:p>
          </table:table-cell>
          <table:table-cell table:style-name="ce15" table:formula="of:=[.V27]/[$'MPIBcast-MIN'.V27]" office:value-type="float" office:value="0.715616531702779" calcext:value-type="float">
            <text:p>0,715616531702779</text:p>
          </table:table-cell>
          <table:table-cell table:style-name="ce15" table:formula="of:=[.W27]/[$'MPIBcast-MIN'.W27]" office:value-type="float" office:value="0.370686119755342" calcext:value-type="float">
            <text:p>0,37068611975534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Prof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PI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>
            <draw:frame draw:z-index="1" draw:style-name="gr1" draw:text-style-name="P1" svg:width="16.009cm" svg:height="9.748cm" svg:x="0.114cm" svg:y="0.096cm">
              <draw:object draw:notify-on-update-of-ranges="'ProfBcast-MIN'.P32:'ProfBcast-MIN'.P32 'ProfBcast-MIN'.P33:'ProfBcast-MIN'.P3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1.916cm" svg:y="13.611cm">
            <draw:object draw:notify-on-update-of-ranges="'MPIBcast-MIN'.J35:'MPIBcast-MIN'.M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13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1249507285" calcext:value-type="float">
            <text:p>1249507285</text:p>
          </table:table-cell>
          <table:table-cell office:value-type="float" office:value="651361851" calcext:value-type="float">
            <text:p>651361851</text:p>
          </table:table-cell>
          <table:table-cell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office:value-type="float" office:value="1435357476" calcext:value-type="float">
            <text:p>1435357476</text:p>
          </table:table-cell>
          <table:table-cell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office:value-type="float" office:value="1205922335" calcext:value-type="float">
            <text:p>1205922335</text:p>
          </table:table-cell>
          <table:table-cell office:value-type="float" office:value="957777059" calcext:value-type="float">
            <text:p>957777059</text:p>
          </table:table-cell>
          <table:table-cell office:value-type="float" office:value="587350420" calcext:value-type="float">
            <text:p>587350420</text:p>
          </table:table-cell>
          <table:table-cell office:value-type="float" office:value="432680088" calcext:value-type="float">
            <text:p>432680088</text:p>
          </table:table-cell>
          <table:table-cell table:number-columns-repeated="2"/>
          <table:table-cell office:value-type="float" office:value="2938345869" calcext:value-type="float">
            <text:p>2938345869</text:p>
          </table:table-cell>
          <table:table-cell office:value-type="float" office:value="1956761110" calcext:value-type="float">
            <text:p>1956761110</text:p>
          </table:table-cell>
          <table:table-cell office:value-type="float" office:value="1049249724" calcext:value-type="float">
            <text:p>1049249724</text:p>
          </table:table-cell>
          <table:table-cell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office:value-type="float" office:value="1065750617" calcext:value-type="float">
            <text:p>1065750617</text:p>
          </table:table-cell>
          <table:table-cell office:value-type="float" office:value="688765543" calcext:value-type="float">
            <text:p>688765543</text:p>
          </table:table-cell>
          <table:table-cell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office:value-type="float" office:value="1524859962" calcext:value-type="float">
            <text:p>1524859962</text:p>
          </table:table-cell>
          <table:table-cell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office:value-type="float" office:value="1492410814" calcext:value-type="float">
            <text:p>1492410814</text:p>
          </table:table-cell>
          <table:table-cell office:value-type="float" office:value="903379159" calcext:value-type="float">
            <text:p>903379159</text:p>
          </table:table-cell>
          <table:table-cell office:value-type="float" office:value="533364564" calcext:value-type="float">
            <text:p>533364564</text:p>
          </table:table-cell>
          <table:table-cell office:value-type="float" office:value="378999142" calcext:value-type="float">
            <text:p>378999142</text:p>
          </table:table-cell>
          <table:table-cell table:number-columns-repeated="2"/>
          <table:table-cell office:value-type="float" office:value="2938547554" calcext:value-type="float">
            <text:p>2938547554</text:p>
          </table:table-cell>
          <table:table-cell office:value-type="float" office:value="1834269547" calcext:value-type="float">
            <text:p>1834269547</text:p>
          </table:table-cell>
          <table:table-cell office:value-type="float" office:value="1111781625" calcext:value-type="float">
            <text:p>1111781625</text:p>
          </table:table-cell>
          <table:table-cell office:value-type="float" office:value="670859111" calcext:value-type="float">
            <text:p>670859111</text:p>
          </table:table-cell>
        </table:table-row>
        <table:table-row table:style-name="ro1" table:number-rows-repeated="10">
          <table:table-cell table:number-columns-repeated="23"/>
        </table:table-row>
        <table:table-row table:style-name="ro1">
          <table:table-cell/>
          <table:table-cell office:value-type="float" office:value="1111627466" calcext:value-type="float">
            <text:p>1111627466</text:p>
          </table:table-cell>
          <table:table-cell office:value-type="float" office:value="658114168" calcext:value-type="float">
            <text:p>658114168</text:p>
          </table:table-cell>
          <table:table-cell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office:value-type="float" office:value="1493732908" calcext:value-type="float">
            <text:p>1493732908</text:p>
          </table:table-cell>
          <table:table-cell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office:value-type="float" office:value="1210394059" calcext:value-type="float">
            <text:p>1210394059</text:p>
          </table:table-cell>
          <table:table-cell office:value-type="float" office:value="808511987" calcext:value-type="float">
            <text:p>808511987</text:p>
          </table:table-cell>
          <table:table-cell office:value-type="float" office:value="579130501" calcext:value-type="float">
            <text:p>579130501</text:p>
          </table:table-cell>
          <table:table-cell office:value-type="float" office:value="450861797" calcext:value-type="float">
            <text:p>450861797</text:p>
          </table:table-cell>
          <table:table-cell table:number-columns-repeated="2"/>
          <table:table-cell office:value-type="float" office:value="3165194452" calcext:value-type="float">
            <text:p>3165194452</text:p>
          </table:table-cell>
          <table:table-cell office:value-type="float" office:value="1809465843" calcext:value-type="float">
            <text:p>1809465843</text:p>
          </table:table-cell>
          <table:table-cell office:value-type="float" office:value="1184009124" calcext:value-type="float">
            <text:p>1184009124</text:p>
          </table:table-cell>
          <table:table-cell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office:value-type="float" office:value="1029103277" calcext:value-type="float">
            <text:p>1029103277</text:p>
          </table:table-cell>
          <table:table-cell office:value-type="float" office:value="636571699" calcext:value-type="float">
            <text:p>636571699</text:p>
          </table:table-cell>
          <table:table-cell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office:value-type="float" office:value="1669371677" calcext:value-type="float">
            <text:p>1669371677</text:p>
          </table:table-cell>
          <table:table-cell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office:value-type="float" office:value="1213472274" calcext:value-type="float">
            <text:p>1213472274</text:p>
          </table:table-cell>
          <table:table-cell office:value-type="float" office:value="851144306" calcext:value-type="float">
            <text:p>851144306</text:p>
          </table:table-cell>
          <table:table-cell office:value-type="float" office:value="587251197" calcext:value-type="float">
            <text:p>587251197</text:p>
          </table:table-cell>
          <table:table-cell office:value-type="float" office:value="419572417" calcext:value-type="float">
            <text:p>419572417</text:p>
          </table:table-cell>
          <table:table-cell table:number-columns-repeated="2"/>
          <table:table-cell office:value-type="float" office:value="3120699774" calcext:value-type="float">
            <text:p>3120699774</text:p>
          </table:table-cell>
          <table:table-cell office:value-type="float" office:value="1799073157" calcext:value-type="float">
            <text:p>1799073157</text:p>
          </table:table-cell>
          <table:table-cell office:value-type="float" office:value="980396697" calcext:value-type="float">
            <text:p>980396697</text:p>
          </table:table-cell>
          <table:table-cell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office:value-type="float" office:value="974560965" calcext:value-type="float">
            <text:p>974560965</text:p>
          </table:table-cell>
          <table:table-cell office:value-type="float" office:value="599316549" calcext:value-type="float">
            <text:p>599316549</text:p>
          </table:table-cell>
          <table:table-cell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office:value-type="float" office:value="1487731345" calcext:value-type="float">
            <text:p>1487731345</text:p>
          </table:table-cell>
          <table:table-cell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office:value-type="float" office:value="1227185528" calcext:value-type="float">
            <text:p>1227185528</text:p>
          </table:table-cell>
          <table:table-cell office:value-type="float" office:value="908375897" calcext:value-type="float">
            <text:p>908375897</text:p>
          </table:table-cell>
          <table:table-cell office:value-type="float" office:value="678860363" calcext:value-type="float">
            <text:p>678860363</text:p>
          </table:table-cell>
          <table:table-cell office:value-type="float" office:value="415362835" calcext:value-type="float">
            <text:p>415362835</text:p>
          </table:table-cell>
          <table:table-cell table:number-columns-repeated="2"/>
          <table:table-cell office:value-type="float" office:value="3059991532" calcext:value-type="float">
            <text:p>3059991532</text:p>
          </table:table-cell>
          <table:table-cell office:value-type="float" office:value="2007838099" calcext:value-type="float">
            <text:p>2007838099</text:p>
          </table:table-cell>
          <table:table-cell office:value-type="float" office:value="1023473292" calcext:value-type="float">
            <text:p>1023473292</text:p>
          </table:table-cell>
          <table:table-cell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office:value-type="float" office:value="978608171" calcext:value-type="float">
            <text:p>978608171</text:p>
          </table:table-cell>
          <table:table-cell office:value-type="float" office:value="643261558" calcext:value-type="float">
            <text:p>643261558</text:p>
          </table:table-cell>
          <table:table-cell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office:value-type="float" office:value="1401028737" calcext:value-type="float">
            <text:p>1401028737</text:p>
          </table:table-cell>
          <table:table-cell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office:value-type="float" office:value="1219065064" calcext:value-type="float">
            <text:p>1219065064</text:p>
          </table:table-cell>
          <table:table-cell office:value-type="float" office:value="909117704" calcext:value-type="float">
            <text:p>909117704</text:p>
          </table:table-cell>
          <table:table-cell office:value-type="float" office:value="694013492" calcext:value-type="float">
            <text:p>694013492</text:p>
          </table:table-cell>
          <table:table-cell office:value-type="float" office:value="492239560" calcext:value-type="float">
            <text:p>492239560</text:p>
          </table:table-cell>
          <table:table-cell table:number-columns-repeated="2"/>
          <table:table-cell office:value-type="float" office:value="2992012807" calcext:value-type="float">
            <text:p>2992012807</text:p>
          </table:table-cell>
          <table:table-cell office:value-type="float" office:value="2066260756" calcext:value-type="float">
            <text:p>2066260756</text:p>
          </table:table-cell>
          <table:table-cell office:value-type="float" office:value="1062827438" calcext:value-type="float">
            <text:p>1062827438</text:p>
          </table:table-cell>
          <table:table-cell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office:value-type="float" office:value="939073126" calcext:value-type="float">
            <text:p>939073126</text:p>
          </table:table-cell>
          <table:table-cell office:value-type="float" office:value="644018756" calcext:value-type="float">
            <text:p>644018756</text:p>
          </table:table-cell>
          <table:table-cell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office:value-type="float" office:value="1472141439" calcext:value-type="float">
            <text:p>1472141439</text:p>
          </table:table-cell>
          <table:table-cell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office:value-type="float" office:value="1379646835" calcext:value-type="float">
            <text:p>1379646835</text:p>
          </table:table-cell>
          <table:table-cell office:value-type="float" office:value="808709623" calcext:value-type="float">
            <text:p>808709623</text:p>
          </table:table-cell>
          <table:table-cell office:value-type="float" office:value="650311727" calcext:value-type="float">
            <text:p>650311727</text:p>
          </table:table-cell>
          <table:table-cell office:value-type="float" office:value="451085488" calcext:value-type="float">
            <text:p>451085488</text:p>
          </table:table-cell>
          <table:table-cell table:number-columns-repeated="2"/>
          <table:table-cell office:value-type="float" office:value="2938483235" calcext:value-type="float">
            <text:p>2938483235</text:p>
          </table:table-cell>
          <table:table-cell office:value-type="float" office:value="2074066035" calcext:value-type="float">
            <text:p>2074066035</text:p>
          </table:table-cell>
          <table:table-cell office:value-type="float" office:value="987032071" calcext:value-type="float">
            <text:p>987032071</text:p>
          </table:table-cell>
          <table:table-cell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office:value-type="float" office:value="987729756" calcext:value-type="float">
            <text:p>987729756</text:p>
          </table:table-cell>
          <table:table-cell office:value-type="float" office:value="615965060" calcext:value-type="float">
            <text:p>615965060</text:p>
          </table:table-cell>
          <table:table-cell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office:value-type="float" office:value="1622656321" calcext:value-type="float">
            <text:p>1622656321</text:p>
          </table:table-cell>
          <table:table-cell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office:value-type="float" office:value="1164473165" calcext:value-type="float">
            <text:p>1164473165</text:p>
          </table:table-cell>
          <table:table-cell office:value-type="float" office:value="997031413" calcext:value-type="float">
            <text:p>997031413</text:p>
          </table:table-cell>
          <table:table-cell office:value-type="float" office:value="631989765" calcext:value-type="float">
            <text:p>631989765</text:p>
          </table:table-cell>
          <table:table-cell office:value-type="float" office:value="394547445" calcext:value-type="float">
            <text:p>394547445</text:p>
          </table:table-cell>
          <table:table-cell table:number-columns-repeated="2"/>
          <table:table-cell office:value-type="float" office:value="2828685507" calcext:value-type="float">
            <text:p>2828685507</text:p>
          </table:table-cell>
          <table:table-cell office:value-type="float" office:value="1927813415" calcext:value-type="float">
            <text:p>1927813415</text:p>
          </table:table-cell>
          <table:table-cell office:value-type="float" office:value="1081541570" calcext:value-type="float">
            <text:p>1081541570</text:p>
          </table:table-cell>
          <table:table-cell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office:value-type="float" office:value="961261286" calcext:value-type="float">
            <text:p>961261286</text:p>
          </table:table-cell>
          <table:table-cell office:value-type="float" office:value="662586638" calcext:value-type="float">
            <text:p>662586638</text:p>
          </table:table-cell>
          <table:table-cell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office:value-type="float" office:value="1634575376" calcext:value-type="float">
            <text:p>1634575376</text:p>
          </table:table-cell>
          <table:table-cell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office:value-type="float" office:value="1200640849" calcext:value-type="float">
            <text:p>1200640849</text:p>
          </table:table-cell>
          <table:table-cell office:value-type="float" office:value="892210756" calcext:value-type="float">
            <text:p>892210756</text:p>
          </table:table-cell>
          <table:table-cell office:value-type="float" office:value="524902035" calcext:value-type="float">
            <text:p>524902035</text:p>
          </table:table-cell>
          <table:table-cell office:value-type="float" office:value="360921953" calcext:value-type="float">
            <text:p>360921953</text:p>
          </table:table-cell>
          <table:table-cell table:number-columns-repeated="2"/>
          <table:table-cell office:value-type="float" office:value="2986354193" calcext:value-type="float">
            <text:p>2986354193</text:p>
          </table:table-cell>
          <table:table-cell office:value-type="float" office:value="2222449745" calcext:value-type="float">
            <text:p>2222449745</text:p>
          </table:table-cell>
          <table:table-cell office:value-type="float" office:value="1094432691" calcext:value-type="float">
            <text:p>1094432691</text:p>
          </table:table-cell>
          <table:table-cell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office:value-type="float" office:value="971311467" calcext:value-type="float">
            <text:p>971311467</text:p>
          </table:table-cell>
          <table:table-cell office:value-type="float" office:value="660321443" calcext:value-type="float">
            <text:p>660321443</text:p>
          </table:table-cell>
          <table:table-cell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office:value-type="float" office:value="1385805517" calcext:value-type="float">
            <text:p>1385805517</text:p>
          </table:table-cell>
          <table:table-cell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office:value-type="float" office:value="1185943900" calcext:value-type="float">
            <text:p>1185943900</text:p>
          </table:table-cell>
          <table:table-cell office:value-type="float" office:value="830279639" calcext:value-type="float">
            <text:p>830279639</text:p>
          </table:table-cell>
          <table:table-cell office:value-type="float" office:value="641304243" calcext:value-type="float">
            <text:p>641304243</text:p>
          </table:table-cell>
          <table:table-cell office:value-type="float" office:value="398611867" calcext:value-type="float">
            <text:p>398611867</text:p>
          </table:table-cell>
          <table:table-cell table:number-columns-repeated="2"/>
          <table:table-cell office:value-type="float" office:value="2805450842" calcext:value-type="float">
            <text:p>2805450842</text:p>
          </table:table-cell>
          <table:table-cell office:value-type="float" office:value="1943346995" calcext:value-type="float">
            <text:p>1943346995</text:p>
          </table:table-cell>
          <table:table-cell office:value-type="float" office:value="1177734840" calcext:value-type="float">
            <text:p>1177734840</text:p>
          </table:table-cell>
          <table:table-cell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table:style-name="Default" office:value-type="float" office:value="999077108" calcext:value-type="float">
            <text:p>99907710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23])/(1000*1000*1000)/[.K30]" office:value-type="float" office:value="0.0000469536563" calcext:value-type="float">
            <text:p>0.0000469536563</text:p>
          </table:table-cell>
          <table:table-cell table:style-name="ce4" table:formula="of:=MIN([.C4:.C23])/(1000*1000*1000)/[.L30]" office:value-type="float" office:value="0.0000599316549" calcext:value-type="float">
            <text:p>0.0000599316549</text:p>
          </table:table-cell>
          <table:table-cell table:style-name="ce4" table:formula="of:=MIN([.D4:.D23])/(1000*1000*1000)/[.M30]" office:value-type="float" office:value="0.0000571513802" calcext:value-type="float">
            <text:p>0.0000571513802</text:p>
          </table:table-cell>
          <table:table-cell table:style-name="ce4" table:formula="of:=MIN([.E4:.E23])/(1000*1000*1000)/[.N30]" office:value-type="float" office:value="0.0000871044872" calcext:value-type="float">
            <text:p>0.000087104487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23])/(1000*1000*1000)/[.K30]" office:value-type="float" office:value="0.00006929027585" calcext:value-type="float">
            <text:p>0.00006929027585</text:p>
          </table:table-cell>
          <table:table-cell table:style-name="ce4" table:formula="of:=MIN([.I4:.I23])/(1000*1000*1000)/[.L30]" office:value-type="float" office:value="0.0000803758976" calcext:value-type="float">
            <text:p>0.0000803758976</text:p>
          </table:table-cell>
          <table:table-cell table:style-name="ce4" table:formula="of:=MIN([.J4:.J23])/(1000*1000*1000)/[.M30]" office:value-type="float" office:value="0.0000731995942" calcext:value-type="float">
            <text:p>0.0000731995942</text:p>
          </table:table-cell>
          <table:table-cell table:style-name="ce4" table:formula="of:=MIN([.K4:.K23])/(1000*1000*1000)/[.N30]" office:value-type="float" office:value="0.0000952481564" calcext:value-type="float">
            <text:p>0.000095248156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23])/(1000*1000*1000)/[.K30]" office:value-type="float" office:value="0.00005822365825" calcext:value-type="float">
            <text:p>0.00005822365825</text:p>
          </table:table-cell>
          <table:table-cell table:style-name="ce4" table:formula="of:=MIN([.O4:.O23])/(1000*1000*1000)/[.L30]" office:value-type="float" office:value="0.0000808511987" calcext:value-type="float">
            <text:p>0.0000808511987</text:p>
          </table:table-cell>
          <table:table-cell table:style-name="ce4" table:formula="of:=MIN([.P4:.P23])/(1000*1000*1000)/[.M30]" office:value-type="float" office:value="0.000104980407" calcext:value-type="float">
            <text:p>0.000104980407</text:p>
          </table:table-cell>
          <table:table-cell table:style-name="ce4" table:formula="of:=MIN([.Q4:.Q23])/(1000*1000*1000)/[.N30]" office:value-type="float" office:value="0.0001443687812" calcext:value-type="float">
            <text:p>0.000144368781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23])/(1000*1000*1000)/[.K30]" office:value-type="float" office:value="0.0001402725421" calcext:value-type="float">
            <text:p>0.0001402725421</text:p>
          </table:table-cell>
          <table:table-cell table:style-name="ce4" table:formula="of:=MIN([.U4:.U23])/(1000*1000*1000)/[.L30]" office:value-type="float" office:value="0.0001799073157" calcext:value-type="float">
            <text:p>0.0001799073157</text:p>
          </table:table-cell>
          <table:table-cell table:style-name="ce4" table:formula="of:=MIN([.V4:.V23])/(1000*1000*1000)/[.M30]" office:value-type="float" office:value="0.0001960793394" calcext:value-type="float">
            <text:p>0.0001960793394</text:p>
          </table:table-cell>
          <table:table-cell table:style-name="ce4" table:formula="of:=MIN([.W4:.W23])/(1000*1000*1000)/[.N30]" office:value-type="float" office:value="0.0002176175964" calcext:value-type="float">
            <text:p>0.0002176175964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23])/1000 ) /[.K$30]" office:value-type="float" office:value="46.9536563" calcext:value-type="float">
            <text:p>46.9536563</text:p>
          </table:table-cell>
          <table:table-cell table:style-name="ce4" table:formula="of:=( MIN([.C4:.C23])/1000 ) /[.L$30]" office:value-type="float" office:value="59.9316549" calcext:value-type="float">
            <text:p>59.9316549</text:p>
          </table:table-cell>
          <table:table-cell table:style-name="ce4" table:formula="of:=( MIN([.D4:.D23])/1000 ) /[.M$30]" office:value-type="float" office:value="57.1513802" calcext:value-type="float">
            <text:p>57.1513802</text:p>
          </table:table-cell>
          <table:table-cell table:style-name="ce4" table:formula="of:=( MIN([.E4:.E23])/1000 ) /[.N$30]" office:value-type="float" office:value="87.1044872" calcext:value-type="float">
            <text:p>87.104487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23])/1000 ) / [.K$30]" office:value-type="float" office:value="69.29027585" calcext:value-type="float">
            <text:p>69.29027585</text:p>
          </table:table-cell>
          <table:table-cell table:style-name="ce4" table:formula="of:=( MIN([.I4:.I23])/1000 ) / [.L$30]" office:value-type="float" office:value="80.3758976" calcext:value-type="float">
            <text:p>80.3758976</text:p>
          </table:table-cell>
          <table:table-cell table:style-name="ce4" table:formula="of:=( MIN([.J4:.J23])/1000 ) / [.M$30]" office:value-type="float" office:value="73.1995942" calcext:value-type="float">
            <text:p>73.1995942</text:p>
          </table:table-cell>
          <table:table-cell table:style-name="ce4" table:formula="of:=( MIN([.K4:.K23])/1000 ) / [.N$30]" office:value-type="float" office:value="95.2481564" calcext:value-type="float">
            <text:p>95.248156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23])/1000 ) / [.K$30]" office:value-type="float" office:value="58.22365825" calcext:value-type="float">
            <text:p>58.22365825</text:p>
          </table:table-cell>
          <table:table-cell table:style-name="ce4" table:formula="of:=( MIN([.O4:.O23])/1000 ) / [.L$30]" office:value-type="float" office:value="80.8511987" calcext:value-type="float">
            <text:p>80.8511987</text:p>
          </table:table-cell>
          <table:table-cell table:style-name="ce4" table:formula="of:=( MIN([.P4:.P23])/1000 ) / [.M$30]" office:value-type="float" office:value="104.980407" calcext:value-type="float">
            <text:p>104.980407</text:p>
          </table:table-cell>
          <table:table-cell table:style-name="ce4" table:formula="of:=( MIN([.Q4:.Q23])/1000 ) / [.N$30]" office:value-type="float" office:value="144.3687812" calcext:value-type="float">
            <text:p>144.368781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23])/1000 ) / [.K$30]" office:value-type="float" office:value="140.2725421" calcext:value-type="float">
            <text:p>140.2725421</text:p>
          </table:table-cell>
          <table:table-cell table:style-name="ce4" table:formula="of:=(MIN([.U4:.U23])/1000 ) / [.L$30]" office:value-type="float" office:value="179.9073157" calcext:value-type="float">
            <text:p>179.9073157</text:p>
          </table:table-cell>
          <table:table-cell table:style-name="ce4" table:formula="of:=(MIN([.V4:.V23])/1000 ) / [.M$30]" office:value-type="float" office:value="196.0793394" calcext:value-type="float">
            <text:p>196.0793394</text:p>
          </table:table-cell>
          <table:table-cell table:style-name="ce4" table:formula="of:=(MIN([.W4:.W23])/1000 ) / [.N$30]" office:value-type="float" office:value="217.6175964" calcext:value-type="float">
            <text:p>217.617596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142cm" svg:y="15.228cm">
            <draw:object draw:notify-on-update-of-ranges="'ProfBcast-MED'.J35:'ProfBcast-MED'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994466135" calcext:value-type="float">
            <text:p>994466135</text:p>
          </table:table-cell>
          <table:table-cell office:value-type="float" office:value="527268524" calcext:value-type="float">
            <text:p>527268524</text:p>
          </table:table-cell>
          <table:table-cell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office:value-type="float" office:value="1092863111" calcext:value-type="float">
            <text:p>1092863111</text:p>
          </table:table-cell>
          <table:table-cell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office:value-type="float" office:value="1400329541" calcext:value-type="float">
            <text:p>1400329541</text:p>
          </table:table-cell>
          <table:table-cell office:value-type="float" office:value="757141999" calcext:value-type="float">
            <text:p>757141999</text:p>
          </table:table-cell>
          <table:table-cell office:value-type="float" office:value="599939999" calcext:value-type="float">
            <text:p>599939999</text:p>
          </table:table-cell>
          <table:table-cell office:value-type="float" office:value="367939384" calcext:value-type="float">
            <text:p>367939384</text:p>
          </table:table-cell>
          <table:table-cell table:number-columns-repeated="2"/>
          <table:table-cell office:value-type="float" office:value="988512624" calcext:value-type="float">
            <text:p>988512624</text:p>
          </table:table-cell>
          <table:table-cell office:value-type="float" office:value="1356313025" calcext:value-type="float">
            <text:p>1356313025</text:p>
          </table:table-cell>
          <table:table-cell office:value-type="float" office:value="808524890" calcext:value-type="float">
            <text:p>808524890</text:p>
          </table:table-cell>
          <table:table-cell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office:value-type="float" office:value="1040951837" calcext:value-type="float">
            <text:p>1040951837</text:p>
          </table:table-cell>
          <table:table-cell office:value-type="float" office:value="519610449" calcext:value-type="float">
            <text:p>519610449</text:p>
          </table:table-cell>
          <table:table-cell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office:value-type="float" office:value="1113098164" calcext:value-type="float">
            <text:p>1113098164</text:p>
          </table:table-cell>
          <table:table-cell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office:value-type="float" office:value="1189873662" calcext:value-type="float">
            <text:p>1189873662</text:p>
          </table:table-cell>
          <table:table-cell office:value-type="float" office:value="798024119" calcext:value-type="float">
            <text:p>798024119</text:p>
          </table:table-cell>
          <table:table-cell office:value-type="float" office:value="542248790" calcext:value-type="float">
            <text:p>542248790</text:p>
          </table:table-cell>
          <table:table-cell office:value-type="float" office:value="272156860" calcext:value-type="float">
            <text:p>272156860</text:p>
          </table:table-cell>
          <table:table-cell table:number-columns-repeated="2"/>
          <table:table-cell office:value-type="float" office:value="942334321" calcext:value-type="float">
            <text:p>942334321</text:p>
          </table:table-cell>
          <table:table-cell office:value-type="float" office:value="1245741642" calcext:value-type="float">
            <text:p>1245741642</text:p>
          </table:table-cell>
          <table:table-cell office:value-type="float" office:value="786418453" calcext:value-type="float">
            <text:p>786418453</text:p>
          </table:table-cell>
          <table:table-cell office:value-type="float" office:value="201669556" calcext:value-type="float">
            <text:p>201669556</text:p>
          </table:table-cell>
        </table:table-row>
        <table:table-row table:style-name="ro1" table:number-rows-repeated="10">
          <table:table-cell table:number-columns-repeated="23"/>
        </table:table-row>
        <table:table-row table:style-name="ro1">
          <table:table-cell/>
          <table:table-cell office:value-type="float" office:value="959789690" calcext:value-type="float">
            <text:p>959789690</text:p>
          </table:table-cell>
          <table:table-cell office:value-type="float" office:value="525018875" calcext:value-type="float">
            <text:p>525018875</text:p>
          </table:table-cell>
          <table:table-cell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office:value-type="float" office:value="963383652" calcext:value-type="float">
            <text:p>963383652</text:p>
          </table:table-cell>
          <table:table-cell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office:value-type="float" office:value="1148922726" calcext:value-type="float">
            <text:p>1148922726</text:p>
          </table:table-cell>
          <table:table-cell office:value-type="float" office:value="773593947" calcext:value-type="float">
            <text:p>773593947</text:p>
          </table:table-cell>
          <table:table-cell office:value-type="float" office:value="552320838" calcext:value-type="float">
            <text:p>552320838</text:p>
          </table:table-cell>
          <table:table-cell office:value-type="float" office:value="334767752" calcext:value-type="float">
            <text:p>334767752</text:p>
          </table:table-cell>
          <table:table-cell table:number-columns-repeated="2"/>
          <table:table-cell office:value-type="float" office:value="899781035" calcext:value-type="float">
            <text:p>899781035</text:p>
          </table:table-cell>
          <table:table-cell office:value-type="float" office:value="1260928493" calcext:value-type="float">
            <text:p>1260928493</text:p>
          </table:table-cell>
          <table:table-cell office:value-type="float" office:value="834750801" calcext:value-type="float">
            <text:p>834750801</text:p>
          </table:table-cell>
          <table:table-cell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office:value-type="float" office:value="1092187332" calcext:value-type="float">
            <text:p>1092187332</text:p>
          </table:table-cell>
          <table:table-cell office:value-type="float" office:value="551964424" calcext:value-type="float">
            <text:p>551964424</text:p>
          </table:table-cell>
          <table:table-cell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office:value-type="float" office:value="1103583331" calcext:value-type="float">
            <text:p>1103583331</text:p>
          </table:table-cell>
          <table:table-cell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office:value-type="float" office:value="1070451310" calcext:value-type="float">
            <text:p>1070451310</text:p>
          </table:table-cell>
          <table:table-cell office:value-type="float" office:value="719075423" calcext:value-type="float">
            <text:p>719075423</text:p>
          </table:table-cell>
          <table:table-cell office:value-type="float" office:value="618067837" calcext:value-type="float">
            <text:p>618067837</text:p>
          </table:table-cell>
          <table:table-cell office:value-type="float" office:value="349770003" calcext:value-type="float">
            <text:p>349770003</text:p>
          </table:table-cell>
          <table:table-cell table:number-columns-repeated="2"/>
          <table:table-cell office:value-type="float" office:value="964909299" calcext:value-type="float">
            <text:p>964909299</text:p>
          </table:table-cell>
          <table:table-cell office:value-type="float" office:value="1266384191" calcext:value-type="float">
            <text:p>1266384191</text:p>
          </table:table-cell>
          <table:table-cell office:value-type="float" office:value="805272773" calcext:value-type="float">
            <text:p>805272773</text:p>
          </table:table-cell>
          <table:table-cell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office:value-type="float" office:value="1012309342" calcext:value-type="float">
            <text:p>1012309342</text:p>
          </table:table-cell>
          <table:table-cell office:value-type="float" office:value="574974060" calcext:value-type="float">
            <text:p>574974060</text:p>
          </table:table-cell>
          <table:table-cell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office:value-type="float" office:value="1091597151" calcext:value-type="float">
            <text:p>1091597151</text:p>
          </table:table-cell>
          <table:table-cell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office:value-type="float" office:value="1288266763" calcext:value-type="float">
            <text:p>1288266763</text:p>
          </table:table-cell>
          <table:table-cell office:value-type="float" office:value="818274614" calcext:value-type="float">
            <text:p>818274614</text:p>
          </table:table-cell>
          <table:table-cell office:value-type="float" office:value="635907638" calcext:value-type="float">
            <text:p>635907638</text:p>
          </table:table-cell>
          <table:table-cell office:value-type="float" office:value="303280944" calcext:value-type="float">
            <text:p>303280944</text:p>
          </table:table-cell>
          <table:table-cell table:number-columns-repeated="2"/>
          <table:table-cell office:value-type="float" office:value="835973461" calcext:value-type="float">
            <text:p>835973461</text:p>
          </table:table-cell>
          <table:table-cell office:value-type="float" office:value="1275771878" calcext:value-type="float">
            <text:p>1275771878</text:p>
          </table:table-cell>
          <table:table-cell office:value-type="float" office:value="908259794" calcext:value-type="float">
            <text:p>908259794</text:p>
          </table:table-cell>
          <table:table-cell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office:value-type="float" office:value="1007824487" calcext:value-type="float">
            <text:p>1007824487</text:p>
          </table:table-cell>
          <table:table-cell office:value-type="float" office:value="518899621" calcext:value-type="float">
            <text:p>518899621</text:p>
          </table:table-cell>
          <table:table-cell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office:value-type="float" office:value="1079311757" calcext:value-type="float">
            <text:p>1079311757</text:p>
          </table:table-cell>
          <table:table-cell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office:value-type="float" office:value="1331654905" calcext:value-type="float">
            <text:p>1331654905</text:p>
          </table:table-cell>
          <table:table-cell office:value-type="float" office:value="774187263" calcext:value-type="float">
            <text:p>774187263</text:p>
          </table:table-cell>
          <table:table-cell office:value-type="float" office:value="601312691" calcext:value-type="float">
            <text:p>601312691</text:p>
          </table:table-cell>
          <table:table-cell office:value-type="float" office:value="328642111" calcext:value-type="float">
            <text:p>328642111</text:p>
          </table:table-cell>
          <table:table-cell table:number-columns-repeated="2"/>
          <table:table-cell office:value-type="float" office:value="980890671" calcext:value-type="float">
            <text:p>980890671</text:p>
          </table:table-cell>
          <table:table-cell office:value-type="float" office:value="1288971769" calcext:value-type="float">
            <text:p>1288971769</text:p>
          </table:table-cell>
          <table:table-cell office:value-type="float" office:value="755262819" calcext:value-type="float">
            <text:p>755262819</text:p>
          </table:table-cell>
          <table:table-cell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office:value-type="float" office:value="1017011904" calcext:value-type="float">
            <text:p>1017011904</text:p>
          </table:table-cell>
          <table:table-cell office:value-type="float" office:value="530023299" calcext:value-type="float">
            <text:p>530023299</text:p>
          </table:table-cell>
          <table:table-cell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office:value-type="float" office:value="1062863733" calcext:value-type="float">
            <text:p>1062863733</text:p>
          </table:table-cell>
          <table:table-cell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office:value-type="float" office:value="1143451642" calcext:value-type="float">
            <text:p>1143451642</text:p>
          </table:table-cell>
          <table:table-cell office:value-type="float" office:value="802980448" calcext:value-type="float">
            <text:p>802980448</text:p>
          </table:table-cell>
          <table:table-cell office:value-type="float" office:value="601451610" calcext:value-type="float">
            <text:p>601451610</text:p>
          </table:table-cell>
          <table:table-cell office:value-type="float" office:value="334211860" calcext:value-type="float">
            <text:p>334211860</text:p>
          </table:table-cell>
          <table:table-cell table:number-columns-repeated="2"/>
          <table:table-cell office:value-type="float" office:value="895377811" calcext:value-type="float">
            <text:p>895377811</text:p>
          </table:table-cell>
          <table:table-cell office:value-type="float" office:value="1221521351" calcext:value-type="float">
            <text:p>1221521351</text:p>
          </table:table-cell>
          <table:table-cell office:value-type="float" office:value="701588084" calcext:value-type="float">
            <text:p>701588084</text:p>
          </table:table-cell>
          <table:table-cell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office:value-type="float" office:value="1009265287" calcext:value-type="float">
            <text:p>1009265287</text:p>
          </table:table-cell>
          <table:table-cell office:value-type="float" office:value="504556994" calcext:value-type="float">
            <text:p>504556994</text:p>
          </table:table-cell>
          <table:table-cell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office:value-type="float" office:value="1071281608" calcext:value-type="float">
            <text:p>1071281608</text:p>
          </table:table-cell>
          <table:table-cell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office:value-type="float" office:value="1129821100" calcext:value-type="float">
            <text:p>1129821100</text:p>
          </table:table-cell>
          <table:table-cell office:value-type="float" office:value="870221843" calcext:value-type="float">
            <text:p>870221843</text:p>
          </table:table-cell>
          <table:table-cell office:value-type="float" office:value="559002425" calcext:value-type="float">
            <text:p>559002425</text:p>
          </table:table-cell>
          <table:table-cell office:value-type="float" office:value="367854248" calcext:value-type="float">
            <text:p>367854248</text:p>
          </table:table-cell>
          <table:table-cell table:number-columns-repeated="2"/>
          <table:table-cell office:value-type="float" office:value="850146705" calcext:value-type="float">
            <text:p>850146705</text:p>
          </table:table-cell>
          <table:table-cell office:value-type="float" office:value="1254023040" calcext:value-type="float">
            <text:p>1254023040</text:p>
          </table:table-cell>
          <table:table-cell office:value-type="float" office:value="852831916" calcext:value-type="float">
            <text:p>852831916</text:p>
          </table:table-cell>
          <table:table-cell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office:value-type="float" office:value="1024059678" calcext:value-type="float">
            <text:p>1024059678</text:p>
          </table:table-cell>
          <table:table-cell office:value-type="float" office:value="509115334" calcext:value-type="float">
            <text:p>509115334</text:p>
          </table:table-cell>
          <table:table-cell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office:value-type="float" office:value="1075945436" calcext:value-type="float">
            <text:p>1075945436</text:p>
          </table:table-cell>
          <table:table-cell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office:value-type="float" office:value="1191792300" calcext:value-type="float">
            <text:p>1191792300</text:p>
          </table:table-cell>
          <table:table-cell office:value-type="float" office:value="789462492" calcext:value-type="float">
            <text:p>789462492</text:p>
          </table:table-cell>
          <table:table-cell office:value-type="float" office:value="557637571" calcext:value-type="float">
            <text:p>557637571</text:p>
          </table:table-cell>
          <table:table-cell office:value-type="float" office:value="333945094" calcext:value-type="float">
            <text:p>333945094</text:p>
          </table:table-cell>
          <table:table-cell table:number-columns-repeated="2"/>
          <table:table-cell office:value-type="float" office:value="987487075" calcext:value-type="float">
            <text:p>987487075</text:p>
          </table:table-cell>
          <table:table-cell office:value-type="float" office:value="1291462789" calcext:value-type="float">
            <text:p>1291462789</text:p>
          </table:table-cell>
          <table:table-cell office:value-type="float" office:value="751273704" calcext:value-type="float">
            <text:p>751273704</text:p>
          </table:table-cell>
          <table:table-cell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office:value-type="float" office:value="1016159041" calcext:value-type="float">
            <text:p>1016159041</text:p>
          </table:table-cell>
          <table:table-cell office:value-type="float" office:value="486613150" calcext:value-type="float">
            <text:p>486613150</text:p>
          </table:table-cell>
          <table:table-cell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office:value-type="float" office:value="1095392392" calcext:value-type="float">
            <text:p>1095392392</text:p>
          </table:table-cell>
          <table:table-cell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office:value-type="float" office:value="1134391528" calcext:value-type="float">
            <text:p>1134391528</text:p>
          </table:table-cell>
          <table:table-cell office:value-type="float" office:value="833610460" calcext:value-type="float">
            <text:p>833610460</text:p>
          </table:table-cell>
          <table:table-cell office:value-type="float" office:value="581591810" calcext:value-type="float">
            <text:p>581591810</text:p>
          </table:table-cell>
          <table:table-cell office:value-type="float" office:value="300188934" calcext:value-type="float">
            <text:p>300188934</text:p>
          </table:table-cell>
          <table:table-cell table:number-columns-repeated="2"/>
          <table:table-cell office:value-type="float" office:value="910791990" calcext:value-type="float">
            <text:p>910791990</text:p>
          </table:table-cell>
          <table:table-cell office:value-type="float" office:value="1291116842" calcext:value-type="float">
            <text:p>1291116842</text:p>
          </table:table-cell>
          <table:table-cell office:value-type="float" office:value="783649183" calcext:value-type="float">
            <text:p>783649183</text:p>
          </table:table-cell>
          <table:table-cell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23])/(1000*1000*1000)/[.K30]" office:value-type="float" office:value="0.000050870123665" calcext:value-type="float">
            <text:p>0.000050870123665</text:p>
          </table:table-cell>
          <table:table-cell table:style-name="ce4" table:formula="of:=AVERAGE([.C4:.C23])/(1000*1000*1000)/[.L30]" office:value-type="float" office:value="0.0000524804473" calcext:value-type="float">
            <text:p>0.0000524804473</text:p>
          </table:table-cell>
          <table:table-cell table:style-name="ce4" table:formula="of:=AVERAGE([.D4:.D23])/(1000*1000*1000)/[.M30]" office:value-type="float" office:value="0.0000625763678" calcext:value-type="float">
            <text:p>0.0000625763678</text:p>
          </table:table-cell>
          <table:table-cell table:style-name="ce4" table:formula="of:=AVERAGE([.E4:.E23])/(1000*1000*1000)/[.N30]" office:value-type="float" office:value="0.00008510359056" calcext:value-type="float">
            <text:p>0.0000851035905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23])/(1000*1000*1000)/[.K30]" office:value-type="float" office:value="0.000053746601675" calcext:value-type="float">
            <text:p>0.000053746601675</text:p>
          </table:table-cell>
          <table:table-cell table:style-name="ce4" table:formula="of:=AVERAGE([.I4:.I23])/(1000*1000*1000)/[.L30]" office:value-type="float" office:value="0.00006676620976" calcext:value-type="float">
            <text:p>0.00006676620976</text:p>
          </table:table-cell>
          <table:table-cell table:style-name="ce4" table:formula="of:=AVERAGE([.J4:.J23])/(1000*1000*1000)/[.M30]" office:value-type="float" office:value="0.00008315974344" calcext:value-type="float">
            <text:p>0.00008315974344</text:p>
          </table:table-cell>
          <table:table-cell table:style-name="ce4" table:formula="of:=AVERAGE([.K4:.K23])/(1000*1000*1000)/[.N30]" office:value-type="float" office:value="0.00011086082136" calcext:value-type="float">
            <text:p>0.0001108608213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23])/(1000*1000*1000)/[.K30]" office:value-type="float" office:value="0.000060144777385" calcext:value-type="float">
            <text:p>0.000060144777385</text:p>
          </table:table-cell>
          <table:table-cell table:style-name="ce4" table:formula="of:=AVERAGE([.O4:.O23])/(1000*1000*1000)/[.L30]" office:value-type="float" office:value="0.00007936572608" calcext:value-type="float">
            <text:p>0.00007936572608</text:p>
          </table:table-cell>
          <table:table-cell table:style-name="ce4" table:formula="of:=AVERAGE([.P4:.P23])/(1000*1000*1000)/[.M30]" office:value-type="float" office:value="0.00011698962418" calcext:value-type="float">
            <text:p>0.00011698962418</text:p>
          </table:table-cell>
          <table:table-cell table:style-name="ce4" table:formula="of:=AVERAGE([.Q4:.Q23])/(1000*1000*1000)/[.N30]" office:value-type="float" office:value="0.0001317102876" calcext:value-type="float">
            <text:p>0.000131710287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23])/(1000*1000*1000)/[.K30]" office:value-type="float" office:value="0.00004628102496" calcext:value-type="float">
            <text:p>0.00004628102496</text:p>
          </table:table-cell>
          <table:table-cell table:style-name="ce4" table:formula="of:=AVERAGE([.U4:.U23])/(1000*1000*1000)/[.L30]" office:value-type="float" office:value="0.0001275223502" calcext:value-type="float">
            <text:p>0.0001275223502</text:p>
          </table:table-cell>
          <table:table-cell table:style-name="ce4" table:formula="of:=AVERAGE([.V4:.V23])/(1000*1000*1000)/[.M30]" office:value-type="float" office:value="0.00015975664834" calcext:value-type="float">
            <text:p>0.00015975664834</text:p>
          </table:table-cell>
          <table:table-cell table:style-name="ce4" table:formula="of:=AVERAGE([.W4:.W23])/(1000*1000*1000)/[.N30]" office:value-type="float" office:value="0.00008727004912" calcext:value-type="float">
            <text:p>0.00008727004912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23])/1000 ) /[.K$30]" office:value-type="float" office:value="50.870123665" calcext:value-type="float">
            <text:p>50.870123665</text:p>
          </table:table-cell>
          <table:table-cell table:style-name="ce4" table:formula="of:=( AVERAGE([.C4:.C23])/1000 ) /[.L$30]" office:value-type="float" office:value="52.4804473" calcext:value-type="float">
            <text:p>52.4804473</text:p>
          </table:table-cell>
          <table:table-cell table:style-name="ce4" table:formula="of:=( AVERAGE([.D4:.D23])/1000 ) /[.M$30]" office:value-type="float" office:value="62.5763678" calcext:value-type="float">
            <text:p>62.5763678</text:p>
          </table:table-cell>
          <table:table-cell table:style-name="ce4" table:formula="of:=( AVERAGE([.E4:.E23])/1000 ) /[.N$30]" office:value-type="float" office:value="85.10359056" calcext:value-type="float">
            <text:p>85.1035905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23])/1000 ) / [.K$30]" office:value-type="float" office:value="53.746601675" calcext:value-type="float">
            <text:p>53.746601675</text:p>
          </table:table-cell>
          <table:table-cell table:style-name="ce4" table:formula="of:=( AVERAGE([.I4:.I23])/1000 ) / [.L$30]" office:value-type="float" office:value="66.76620976" calcext:value-type="float">
            <text:p>66.76620976</text:p>
          </table:table-cell>
          <table:table-cell table:style-name="ce4" table:formula="of:=( AVERAGE([.J4:.J23])/1000 ) / [.M$30]" office:value-type="float" office:value="83.15974344" calcext:value-type="float">
            <text:p>83.15974344</text:p>
          </table:table-cell>
          <table:table-cell table:style-name="ce4" table:formula="of:=( AVERAGE([.K4:.K23])/1000 ) / [.N$30]" office:value-type="float" office:value="110.86082136" calcext:value-type="float">
            <text:p>110.8608213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23])/1000 ) / [.K$30]" office:value-type="float" office:value="60.144777385" calcext:value-type="float">
            <text:p>60.144777385</text:p>
          </table:table-cell>
          <table:table-cell table:style-name="ce4" table:formula="of:=( AVERAGE([.O4:.O23])/1000 ) / [.L$30]" office:value-type="float" office:value="79.36572608" calcext:value-type="float">
            <text:p>79.36572608</text:p>
          </table:table-cell>
          <table:table-cell table:style-name="ce4" table:formula="of:=( AVERAGE([.P4:.P23])/1000 ) / [.M$30]" office:value-type="float" office:value="116.98962418" calcext:value-type="float">
            <text:p>116.98962418</text:p>
          </table:table-cell>
          <table:table-cell table:style-name="ce4" table:formula="of:=( AVERAGE([.Q4:.Q23])/1000 ) / [.N$30]" office:value-type="float" office:value="131.7102876" calcext:value-type="float">
            <text:p>131.710287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23])/1000 ) / [.K$30]" office:value-type="float" office:value="46.28102496" calcext:value-type="float">
            <text:p>46.28102496</text:p>
          </table:table-cell>
          <table:table-cell table:style-name="ce4" table:formula="of:=(AVERAGE([.U4:.U23])/1000 ) / [.L$30]" office:value-type="float" office:value="127.5223502" calcext:value-type="float">
            <text:p>127.5223502</text:p>
          </table:table-cell>
          <table:table-cell table:style-name="ce4" table:formula="of:=(AVERAGE([.V4:.V23])/1000 ) / [.M$30]" office:value-type="float" office:value="159.75664834" calcext:value-type="float">
            <text:p>159.75664834</text:p>
          </table:table-cell>
          <table:table-cell table:style-name="ce4" table:formula="of:=(AVERAGE([.W4:.W23])/1000 ) / [.N$30]" office:value-type="float" office:value="87.27004912" calcext:value-type="float">
            <text:p>87.27004912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27]/[$'MPIBcast-MIN'.B27]" office:value-type="float" office:value="1.08341133947006" calcext:value-type="float">
            <text:p>1,08341133947006</text:p>
          </table:table-cell>
          <table:table-cell table:style-name="ce15" table:formula="of:=[.C27]/[$'MPIBcast-MIN'.C27]" office:value-type="float" office:value="0.875671586035246" calcext:value-type="float">
            <text:p>0,875671586035246</text:p>
          </table:table-cell>
          <table:table-cell table:style-name="ce15" table:formula="of:=[.D27]/[$'MPIBcast-MIN'.D27]" office:value-type="float" office:value="1.09492312488369" calcext:value-type="float">
            <text:p>1,09492312488369</text:p>
          </table:table-cell>
          <table:table-cell table:style-name="ce15" table:formula="of:=[.E27]/[$'MPIBcast-MIN'.E27]" office:value-type="float" office:value="0.977028776538162" calcext:value-type="float">
            <text:p>0,9770287765381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27]/[$'MPIBcast-MIN'.H27]" office:value-type="float" office:value="0.775673079890041" calcext:value-type="float">
            <text:p>0,775673079890041</text:p>
          </table:table-cell>
          <table:table-cell table:style-name="ce15" table:formula="of:=[.I27]/[$'MPIBcast-MIN'.I27]" office:value-type="float" office:value="0.830674515042679" calcext:value-type="float">
            <text:p>0,830674515042679</text:p>
          </table:table-cell>
          <table:table-cell table:style-name="ce15" table:formula="of:=[.J27]/[$'MPIBcast-MIN'.J27]" office:value-type="float" office:value="1.13606836689267" calcext:value-type="float">
            <text:p>1,13606836689267</text:p>
          </table:table-cell>
          <table:table-cell table:style-name="ce15" table:formula="of:=[.K27]/[$'MPIBcast-MIN'.K27]" office:value-type="float" office:value="1.16391566566846" calcext:value-type="float">
            <text:p>1,1639156656684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27]/[$'MPIBcast-MIN'.N27]" office:value-type="float" office:value="1.03299550720003" calcext:value-type="float">
            <text:p>1,03299550720003</text:p>
          </table:table-cell>
          <table:table-cell table:style-name="ce15" table:formula="of:=[.O27]/[$'MPIBcast-MIN'.O27]" office:value-type="float" office:value="0.981627079822132" calcext:value-type="float">
            <text:p>0,981627079822132</text:p>
          </table:table-cell>
          <table:table-cell table:style-name="ce15" table:formula="of:=[.P27]/[$'MPIBcast-MIN'.P27]" office:value-type="float" office:value="1.11439484303009" calcext:value-type="float">
            <text:p>1,11439484303009</text:p>
          </table:table-cell>
          <table:table-cell table:style-name="ce15" table:formula="of:=[.Q27]/[$'MPIBcast-MIN'.Q27]" office:value-type="float" office:value="0.912318345456809" calcext:value-type="float">
            <text:p>0,91231834545680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27]/[$'MPIBcast-MIN'.T27]" office:value-type="float" office:value="0.329936452759275" calcext:value-type="float">
            <text:p>0,329936452759275</text:p>
          </table:table-cell>
          <table:table-cell table:style-name="ce15" table:formula="of:=[.U27]/[$'MPIBcast-MIN'.U27]" office:value-type="float" office:value="0.708822482864714" calcext:value-type="float">
            <text:p>0,708822482864714</text:p>
          </table:table-cell>
          <table:table-cell table:style-name="ce15" table:formula="of:=[.V27]/[$'MPIBcast-MIN'.V27]" office:value-type="float" office:value="0.814755133451862" calcext:value-type="float">
            <text:p>0,814755133451862</text:p>
          </table:table-cell>
          <table:table-cell table:style-name="ce15" table:formula="of:=[.W27]/[$'MPIBcast-MIN'.W27]" office:value-type="float" office:value="0.40102478183607" calcext:value-type="float">
            <text:p>0,4010247818360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Prof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PI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>
            <draw:frame draw:z-index="1" draw:style-name="gr1" draw:text-style-name="P1" svg:width="16.009cm" svg:height="9.748cm" svg:x="0.015cm" svg:y="-0.001cm">
              <draw:object draw:notify-on-update-of-ranges="'ProfBcast-MED'.P32:'ProfBcast-MED'.P32 'ProfBcast-MED'.P33:'ProfBcast-MED'.P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658cm" svg:y="13.032cm">
            <draw:object draw:notify-on-update-of-ranges="'MPIBcast-MED'.J35:'MPIBcast-MED'.M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13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1249507285" calcext:value-type="float">
            <text:p>1249507285</text:p>
          </table:table-cell>
          <table:table-cell office:value-type="float" office:value="651361851" calcext:value-type="float">
            <text:p>651361851</text:p>
          </table:table-cell>
          <table:table-cell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office:value-type="float" office:value="1435357476" calcext:value-type="float">
            <text:p>1435357476</text:p>
          </table:table-cell>
          <table:table-cell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office:value-type="float" office:value="1205922335" calcext:value-type="float">
            <text:p>1205922335</text:p>
          </table:table-cell>
          <table:table-cell office:value-type="float" office:value="957777059" calcext:value-type="float">
            <text:p>957777059</text:p>
          </table:table-cell>
          <table:table-cell office:value-type="float" office:value="587350420" calcext:value-type="float">
            <text:p>587350420</text:p>
          </table:table-cell>
          <table:table-cell office:value-type="float" office:value="432680088" calcext:value-type="float">
            <text:p>432680088</text:p>
          </table:table-cell>
          <table:table-cell table:number-columns-repeated="2"/>
          <table:table-cell office:value-type="float" office:value="2938345869" calcext:value-type="float">
            <text:p>2938345869</text:p>
          </table:table-cell>
          <table:table-cell office:value-type="float" office:value="1956761110" calcext:value-type="float">
            <text:p>1956761110</text:p>
          </table:table-cell>
          <table:table-cell office:value-type="float" office:value="1049249724" calcext:value-type="float">
            <text:p>1049249724</text:p>
          </table:table-cell>
          <table:table-cell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office:value-type="float" office:value="1065750617" calcext:value-type="float">
            <text:p>1065750617</text:p>
          </table:table-cell>
          <table:table-cell office:value-type="float" office:value="688765543" calcext:value-type="float">
            <text:p>688765543</text:p>
          </table:table-cell>
          <table:table-cell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office:value-type="float" office:value="1524859962" calcext:value-type="float">
            <text:p>1524859962</text:p>
          </table:table-cell>
          <table:table-cell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office:value-type="float" office:value="1492410814" calcext:value-type="float">
            <text:p>1492410814</text:p>
          </table:table-cell>
          <table:table-cell office:value-type="float" office:value="903379159" calcext:value-type="float">
            <text:p>903379159</text:p>
          </table:table-cell>
          <table:table-cell office:value-type="float" office:value="533364564" calcext:value-type="float">
            <text:p>533364564</text:p>
          </table:table-cell>
          <table:table-cell office:value-type="float" office:value="378999142" calcext:value-type="float">
            <text:p>378999142</text:p>
          </table:table-cell>
          <table:table-cell table:number-columns-repeated="2"/>
          <table:table-cell office:value-type="float" office:value="2938547554" calcext:value-type="float">
            <text:p>2938547554</text:p>
          </table:table-cell>
          <table:table-cell office:value-type="float" office:value="1834269547" calcext:value-type="float">
            <text:p>1834269547</text:p>
          </table:table-cell>
          <table:table-cell office:value-type="float" office:value="1111781625" calcext:value-type="float">
            <text:p>1111781625</text:p>
          </table:table-cell>
          <table:table-cell office:value-type="float" office:value="670859111" calcext:value-type="float">
            <text:p>670859111</text:p>
          </table:table-cell>
        </table:table-row>
        <table:table-row table:style-name="ro1" table:number-rows-repeated="10">
          <table:table-cell table:number-columns-repeated="23"/>
        </table:table-row>
        <table:table-row table:style-name="ro1">
          <table:table-cell/>
          <table:table-cell office:value-type="float" office:value="1111627466" calcext:value-type="float">
            <text:p>1111627466</text:p>
          </table:table-cell>
          <table:table-cell office:value-type="float" office:value="658114168" calcext:value-type="float">
            <text:p>658114168</text:p>
          </table:table-cell>
          <table:table-cell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office:value-type="float" office:value="1493732908" calcext:value-type="float">
            <text:p>1493732908</text:p>
          </table:table-cell>
          <table:table-cell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office:value-type="float" office:value="1210394059" calcext:value-type="float">
            <text:p>1210394059</text:p>
          </table:table-cell>
          <table:table-cell office:value-type="float" office:value="808511987" calcext:value-type="float">
            <text:p>808511987</text:p>
          </table:table-cell>
          <table:table-cell office:value-type="float" office:value="579130501" calcext:value-type="float">
            <text:p>579130501</text:p>
          </table:table-cell>
          <table:table-cell office:value-type="float" office:value="450861797" calcext:value-type="float">
            <text:p>450861797</text:p>
          </table:table-cell>
          <table:table-cell table:number-columns-repeated="2"/>
          <table:table-cell office:value-type="float" office:value="3165194452" calcext:value-type="float">
            <text:p>3165194452</text:p>
          </table:table-cell>
          <table:table-cell office:value-type="float" office:value="1809465843" calcext:value-type="float">
            <text:p>1809465843</text:p>
          </table:table-cell>
          <table:table-cell office:value-type="float" office:value="1184009124" calcext:value-type="float">
            <text:p>1184009124</text:p>
          </table:table-cell>
          <table:table-cell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office:value-type="float" office:value="1029103277" calcext:value-type="float">
            <text:p>1029103277</text:p>
          </table:table-cell>
          <table:table-cell office:value-type="float" office:value="636571699" calcext:value-type="float">
            <text:p>636571699</text:p>
          </table:table-cell>
          <table:table-cell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office:value-type="float" office:value="1669371677" calcext:value-type="float">
            <text:p>1669371677</text:p>
          </table:table-cell>
          <table:table-cell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office:value-type="float" office:value="1213472274" calcext:value-type="float">
            <text:p>1213472274</text:p>
          </table:table-cell>
          <table:table-cell office:value-type="float" office:value="851144306" calcext:value-type="float">
            <text:p>851144306</text:p>
          </table:table-cell>
          <table:table-cell office:value-type="float" office:value="587251197" calcext:value-type="float">
            <text:p>587251197</text:p>
          </table:table-cell>
          <table:table-cell office:value-type="float" office:value="419572417" calcext:value-type="float">
            <text:p>419572417</text:p>
          </table:table-cell>
          <table:table-cell table:number-columns-repeated="2"/>
          <table:table-cell office:value-type="float" office:value="3120699774" calcext:value-type="float">
            <text:p>3120699774</text:p>
          </table:table-cell>
          <table:table-cell office:value-type="float" office:value="1799073157" calcext:value-type="float">
            <text:p>1799073157</text:p>
          </table:table-cell>
          <table:table-cell office:value-type="float" office:value="980396697" calcext:value-type="float">
            <text:p>980396697</text:p>
          </table:table-cell>
          <table:table-cell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office:value-type="float" office:value="974560965" calcext:value-type="float">
            <text:p>974560965</text:p>
          </table:table-cell>
          <table:table-cell office:value-type="float" office:value="599316549" calcext:value-type="float">
            <text:p>599316549</text:p>
          </table:table-cell>
          <table:table-cell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office:value-type="float" office:value="1487731345" calcext:value-type="float">
            <text:p>1487731345</text:p>
          </table:table-cell>
          <table:table-cell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office:value-type="float" office:value="1227185528" calcext:value-type="float">
            <text:p>1227185528</text:p>
          </table:table-cell>
          <table:table-cell office:value-type="float" office:value="908375897" calcext:value-type="float">
            <text:p>908375897</text:p>
          </table:table-cell>
          <table:table-cell office:value-type="float" office:value="678860363" calcext:value-type="float">
            <text:p>678860363</text:p>
          </table:table-cell>
          <table:table-cell office:value-type="float" office:value="415362835" calcext:value-type="float">
            <text:p>415362835</text:p>
          </table:table-cell>
          <table:table-cell table:number-columns-repeated="2"/>
          <table:table-cell office:value-type="float" office:value="3059991532" calcext:value-type="float">
            <text:p>3059991532</text:p>
          </table:table-cell>
          <table:table-cell office:value-type="float" office:value="2007838099" calcext:value-type="float">
            <text:p>2007838099</text:p>
          </table:table-cell>
          <table:table-cell office:value-type="float" office:value="1023473292" calcext:value-type="float">
            <text:p>1023473292</text:p>
          </table:table-cell>
          <table:table-cell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office:value-type="float" office:value="978608171" calcext:value-type="float">
            <text:p>978608171</text:p>
          </table:table-cell>
          <table:table-cell office:value-type="float" office:value="643261558" calcext:value-type="float">
            <text:p>643261558</text:p>
          </table:table-cell>
          <table:table-cell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office:value-type="float" office:value="1401028737" calcext:value-type="float">
            <text:p>1401028737</text:p>
          </table:table-cell>
          <table:table-cell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office:value-type="float" office:value="1219065064" calcext:value-type="float">
            <text:p>1219065064</text:p>
          </table:table-cell>
          <table:table-cell office:value-type="float" office:value="909117704" calcext:value-type="float">
            <text:p>909117704</text:p>
          </table:table-cell>
          <table:table-cell office:value-type="float" office:value="694013492" calcext:value-type="float">
            <text:p>694013492</text:p>
          </table:table-cell>
          <table:table-cell office:value-type="float" office:value="492239560" calcext:value-type="float">
            <text:p>492239560</text:p>
          </table:table-cell>
          <table:table-cell table:number-columns-repeated="2"/>
          <table:table-cell office:value-type="float" office:value="2992012807" calcext:value-type="float">
            <text:p>2992012807</text:p>
          </table:table-cell>
          <table:table-cell office:value-type="float" office:value="2066260756" calcext:value-type="float">
            <text:p>2066260756</text:p>
          </table:table-cell>
          <table:table-cell office:value-type="float" office:value="1062827438" calcext:value-type="float">
            <text:p>1062827438</text:p>
          </table:table-cell>
          <table:table-cell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office:value-type="float" office:value="939073126" calcext:value-type="float">
            <text:p>939073126</text:p>
          </table:table-cell>
          <table:table-cell office:value-type="float" office:value="644018756" calcext:value-type="float">
            <text:p>644018756</text:p>
          </table:table-cell>
          <table:table-cell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office:value-type="float" office:value="1472141439" calcext:value-type="float">
            <text:p>1472141439</text:p>
          </table:table-cell>
          <table:table-cell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office:value-type="float" office:value="1379646835" calcext:value-type="float">
            <text:p>1379646835</text:p>
          </table:table-cell>
          <table:table-cell office:value-type="float" office:value="808709623" calcext:value-type="float">
            <text:p>808709623</text:p>
          </table:table-cell>
          <table:table-cell office:value-type="float" office:value="650311727" calcext:value-type="float">
            <text:p>650311727</text:p>
          </table:table-cell>
          <table:table-cell office:value-type="float" office:value="451085488" calcext:value-type="float">
            <text:p>451085488</text:p>
          </table:table-cell>
          <table:table-cell table:number-columns-repeated="2"/>
          <table:table-cell office:value-type="float" office:value="2938483235" calcext:value-type="float">
            <text:p>2938483235</text:p>
          </table:table-cell>
          <table:table-cell office:value-type="float" office:value="2074066035" calcext:value-type="float">
            <text:p>2074066035</text:p>
          </table:table-cell>
          <table:table-cell office:value-type="float" office:value="987032071" calcext:value-type="float">
            <text:p>987032071</text:p>
          </table:table-cell>
          <table:table-cell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office:value-type="float" office:value="987729756" calcext:value-type="float">
            <text:p>987729756</text:p>
          </table:table-cell>
          <table:table-cell office:value-type="float" office:value="615965060" calcext:value-type="float">
            <text:p>615965060</text:p>
          </table:table-cell>
          <table:table-cell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office:value-type="float" office:value="1622656321" calcext:value-type="float">
            <text:p>1622656321</text:p>
          </table:table-cell>
          <table:table-cell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office:value-type="float" office:value="1164473165" calcext:value-type="float">
            <text:p>1164473165</text:p>
          </table:table-cell>
          <table:table-cell office:value-type="float" office:value="997031413" calcext:value-type="float">
            <text:p>997031413</text:p>
          </table:table-cell>
          <table:table-cell office:value-type="float" office:value="631989765" calcext:value-type="float">
            <text:p>631989765</text:p>
          </table:table-cell>
          <table:table-cell office:value-type="float" office:value="394547445" calcext:value-type="float">
            <text:p>394547445</text:p>
          </table:table-cell>
          <table:table-cell table:number-columns-repeated="2"/>
          <table:table-cell office:value-type="float" office:value="2828685507" calcext:value-type="float">
            <text:p>2828685507</text:p>
          </table:table-cell>
          <table:table-cell office:value-type="float" office:value="1927813415" calcext:value-type="float">
            <text:p>1927813415</text:p>
          </table:table-cell>
          <table:table-cell office:value-type="float" office:value="1081541570" calcext:value-type="float">
            <text:p>1081541570</text:p>
          </table:table-cell>
          <table:table-cell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office:value-type="float" office:value="961261286" calcext:value-type="float">
            <text:p>961261286</text:p>
          </table:table-cell>
          <table:table-cell office:value-type="float" office:value="662586638" calcext:value-type="float">
            <text:p>662586638</text:p>
          </table:table-cell>
          <table:table-cell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office:value-type="float" office:value="1634575376" calcext:value-type="float">
            <text:p>1634575376</text:p>
          </table:table-cell>
          <table:table-cell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office:value-type="float" office:value="1200640849" calcext:value-type="float">
            <text:p>1200640849</text:p>
          </table:table-cell>
          <table:table-cell office:value-type="float" office:value="892210756" calcext:value-type="float">
            <text:p>892210756</text:p>
          </table:table-cell>
          <table:table-cell office:value-type="float" office:value="524902035" calcext:value-type="float">
            <text:p>524902035</text:p>
          </table:table-cell>
          <table:table-cell office:value-type="float" office:value="360921953" calcext:value-type="float">
            <text:p>360921953</text:p>
          </table:table-cell>
          <table:table-cell table:number-columns-repeated="2"/>
          <table:table-cell office:value-type="float" office:value="2986354193" calcext:value-type="float">
            <text:p>2986354193</text:p>
          </table:table-cell>
          <table:table-cell office:value-type="float" office:value="2222449745" calcext:value-type="float">
            <text:p>2222449745</text:p>
          </table:table-cell>
          <table:table-cell office:value-type="float" office:value="1094432691" calcext:value-type="float">
            <text:p>1094432691</text:p>
          </table:table-cell>
          <table:table-cell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office:value-type="float" office:value="971311467" calcext:value-type="float">
            <text:p>971311467</text:p>
          </table:table-cell>
          <table:table-cell office:value-type="float" office:value="660321443" calcext:value-type="float">
            <text:p>660321443</text:p>
          </table:table-cell>
          <table:table-cell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office:value-type="float" office:value="1385805517" calcext:value-type="float">
            <text:p>1385805517</text:p>
          </table:table-cell>
          <table:table-cell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office:value-type="float" office:value="1185943900" calcext:value-type="float">
            <text:p>1185943900</text:p>
          </table:table-cell>
          <table:table-cell office:value-type="float" office:value="830279639" calcext:value-type="float">
            <text:p>830279639</text:p>
          </table:table-cell>
          <table:table-cell office:value-type="float" office:value="641304243" calcext:value-type="float">
            <text:p>641304243</text:p>
          </table:table-cell>
          <table:table-cell office:value-type="float" office:value="398611867" calcext:value-type="float">
            <text:p>398611867</text:p>
          </table:table-cell>
          <table:table-cell table:number-columns-repeated="2"/>
          <table:table-cell office:value-type="float" office:value="2805450842" calcext:value-type="float">
            <text:p>2805450842</text:p>
          </table:table-cell>
          <table:table-cell office:value-type="float" office:value="1943346995" calcext:value-type="float">
            <text:p>1943346995</text:p>
          </table:table-cell>
          <table:table-cell office:value-type="float" office:value="1177734840" calcext:value-type="float">
            <text:p>1177734840</text:p>
          </table:table-cell>
          <table:table-cell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23])/(1000*1000*1000)/[.K30]" office:value-type="float" office:value="0.00005134266708" calcext:value-type="float">
            <text:p>0.00005134266708</text:p>
          </table:table-cell>
          <table:table-cell table:style-name="ce4" table:formula="of:=AVERAGE([.C4:.C23])/(1000*1000*1000)/[.L30]" office:value-type="float" office:value="0.00006460283265" calcext:value-type="float">
            <text:p>0.00006460283265</text:p>
          </table:table-cell>
          <table:table-cell table:style-name="ce4" table:formula="of:=AVERAGE([.D4:.D23])/(1000*1000*1000)/[.M30]" office:value-type="float" office:value="0.00006104163934" calcext:value-type="float">
            <text:p>0.00006104163934</text:p>
          </table:table-cell>
          <table:table-cell table:style-name="ce4" table:formula="of:=AVERAGE([.E4:.E23])/(1000*1000*1000)/[.N30]" office:value-type="float" office:value="0.00009077805112" calcext:value-type="float">
            <text:p>0.000090778051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23])/(1000*1000*1000)/[.K30]" office:value-type="float" office:value="0.00007563630379" calcext:value-type="float">
            <text:p>0.00007563630379</text:p>
          </table:table-cell>
          <table:table-cell table:style-name="ce4" table:formula="of:=AVERAGE([.I4:.I23])/(1000*1000*1000)/[.L30]" office:value-type="float" office:value="0.00009040162359" calcext:value-type="float">
            <text:p>0.00009040162359</text:p>
          </table:table-cell>
          <table:table-cell table:style-name="ce4" table:formula="of:=AVERAGE([.J4:.J23])/(1000*1000*1000)/[.M30]" office:value-type="float" office:value="0.00007693479588" calcext:value-type="float">
            <text:p>0.00007693479588</text:p>
          </table:table-cell>
          <table:table-cell table:style-name="ce4" table:formula="of:=AVERAGE([.K4:.K23])/(1000*1000*1000)/[.N30]" office:value-type="float" office:value="0.00010184214904" calcext:value-type="float">
            <text:p>0.0001018421490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23])/(1000*1000*1000)/[.K30]" office:value-type="float" office:value="0.000062495774115" calcext:value-type="float">
            <text:p>0.000062495774115</text:p>
          </table:table-cell>
          <table:table-cell table:style-name="ce4" table:formula="of:=AVERAGE([.O4:.O23])/(1000*1000*1000)/[.L30]" office:value-type="float" office:value="0.00008866537543" calcext:value-type="float">
            <text:p>0.00008866537543</text:p>
          </table:table-cell>
          <table:table-cell table:style-name="ce4" table:formula="of:=AVERAGE([.P4:.P23])/(1000*1000*1000)/[.M30]" office:value-type="float" office:value="0.00012216956614" calcext:value-type="float">
            <text:p>0.00012216956614</text:p>
          </table:table-cell>
          <table:table-cell table:style-name="ce4" table:formula="of:=AVERAGE([.Q4:.Q23])/(1000*1000*1000)/[.N30]" office:value-type="float" office:value="0.00016779530368" calcext:value-type="float">
            <text:p>0.0001677953036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23])/(1000*1000*1000)/[.K30]" office:value-type="float" office:value="0.000148868828825" calcext:value-type="float">
            <text:p>0.000148868828825</text:p>
          </table:table-cell>
          <table:table-cell table:style-name="ce4" table:formula="of:=AVERAGE([.U4:.U23])/(1000*1000*1000)/[.L30]" office:value-type="float" office:value="0.00019641344702" calcext:value-type="float">
            <text:p>0.00019641344702</text:p>
          </table:table-cell>
          <table:table-cell table:style-name="ce4" table:formula="of:=AVERAGE([.V4:.V23])/(1000*1000*1000)/[.M30]" office:value-type="float" office:value="0.00021504958144" calcext:value-type="float">
            <text:p>0.00021504958144</text:p>
          </table:table-cell>
          <table:table-cell table:style-name="ce4" table:formula="of:=AVERAGE([.W4:.W23])/(1000*1000*1000)/[.N30]" office:value-type="float" office:value="0.00026318942112" calcext:value-type="float">
            <text:p>0.00026318942112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23])/1000 ) /[.K$30]" office:value-type="float" office:value="51.34266708" calcext:value-type="float">
            <text:p>51.34266708</text:p>
          </table:table-cell>
          <table:table-cell table:style-name="ce4" table:formula="of:=( AVERAGE([.C4:.C23])/1000 ) /[.L$30]" office:value-type="float" office:value="64.60283265" calcext:value-type="float">
            <text:p>64.60283265</text:p>
          </table:table-cell>
          <table:table-cell table:style-name="ce4" table:formula="of:=( AVERAGE([.D4:.D23])/1000 ) /[.M$30]" office:value-type="float" office:value="61.04163934" calcext:value-type="float">
            <text:p>61.04163934</text:p>
          </table:table-cell>
          <table:table-cell table:style-name="ce4" table:formula="of:=( AVERAGE([.E4:.E23])/1000 ) /[.N$30]" office:value-type="float" office:value="90.77805112" calcext:value-type="float">
            <text:p>90.778051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23])/1000 ) / [.K$30]" office:value-type="float" office:value="75.63630379" calcext:value-type="float">
            <text:p>75.63630379</text:p>
          </table:table-cell>
          <table:table-cell table:style-name="ce4" table:formula="of:=( AVERAGE([.I4:.I23])/1000 ) / [.L$30]" office:value-type="float" office:value="90.40162359" calcext:value-type="float">
            <text:p>90.40162359</text:p>
          </table:table-cell>
          <table:table-cell table:style-name="ce4" table:formula="of:=( AVERAGE([.J4:.J23])/1000 ) / [.M$30]" office:value-type="float" office:value="76.93479588" calcext:value-type="float">
            <text:p>76.93479588</text:p>
          </table:table-cell>
          <table:table-cell table:style-name="ce4" table:formula="of:=( AVERAGE([.K4:.K23])/1000 ) / [.N$30]" office:value-type="float" office:value="101.84214904" calcext:value-type="float">
            <text:p>101.84214904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23])/1000 ) / [.K$30]" office:value-type="float" office:value="62.495774115" calcext:value-type="float">
            <text:p>62.495774115</text:p>
          </table:table-cell>
          <table:table-cell table:style-name="ce4" table:formula="of:=( AVERAGE([.O4:.O23])/1000 ) / [.L$30]" office:value-type="float" office:value="88.66537543" calcext:value-type="float">
            <text:p>88.66537543</text:p>
          </table:table-cell>
          <table:table-cell table:style-name="ce4" table:formula="of:=( AVERAGE([.P4:.P23])/1000 ) / [.M$30]" office:value-type="float" office:value="122.16956614" calcext:value-type="float">
            <text:p>122.16956614</text:p>
          </table:table-cell>
          <table:table-cell table:style-name="ce4" table:formula="of:=( AVERAGE([.Q4:.Q23])/1000 ) / [.N$30]" office:value-type="float" office:value="167.79530368" calcext:value-type="float">
            <text:p>167.7953036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23])/1000 ) / [.K$30]" office:value-type="float" office:value="148.868828825" calcext:value-type="float">
            <text:p>148.868828825</text:p>
          </table:table-cell>
          <table:table-cell table:style-name="ce4" table:formula="of:=(AVERAGE([.U4:.U23])/1000 ) / [.L$30]" office:value-type="float" office:value="196.41344702" calcext:value-type="float">
            <text:p>196.41344702</text:p>
          </table:table-cell>
          <table:table-cell table:style-name="ce4" table:formula="of:=(AVERAGE([.V4:.V23])/1000 ) / [.M$30]" office:value-type="float" office:value="215.04958144" calcext:value-type="float">
            <text:p>215.04958144</text:p>
          </table:table-cell>
          <table:table-cell table:style-name="ce4" table:formula="of:=(AVERAGE([.W4:.W23])/1000 ) / [.N$30]" office:value-type="float" office:value="263.18942112" calcext:value-type="float">
            <text:p>263.1894211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1T17:52:30.247000000</dc:date>
    <meta:editing-duration>PT6H55M55S</meta:editing-duration>
    <meta:editing-cycles>34</meta:editing-cycles>
    <meta:generator>LibreOffice/7.4.3.2$Windows_X86_64 LibreOffice_project/1048a8393ae2eeec98dff31b5c133c5f1d08b890</meta:generator>
    <meta:document-statistic meta:table-count="5" meta:cell-count="1073" meta:object-count="1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26:'MPIBcast-MIN'.E26 'MPIBcast-MIN'.H26:'MPIBcast-MIN'.K26 'MPIBcast-MIN'.N26:'MPIBcast-MIN'.Q26 'MPIBcast-MIN'.T26:'MPIBcast-MIN'.W26 'MPIBcast-MIN'.J35:'MPIBcast-MIN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26:'MPIBcast-MIN'.E26 'MPIBcast-MIN'.H26:'MPIBcast-MIN'.K26 'MPIBcast-MIN'.N26:'MPIBcast-MIN'.Q26 'MPIBcast-MIN'.T26:'MPIBcast-MIN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35:'MPIBcast-MIN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26 Linha 26 Linha 26 Linha 26</text:p>
              </table:table-cell>
              <table:table-cell office:value-type="string">
                <text:p>Linha 3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float" office:value="0.0000469536563">
                <text:p>0.0000469536563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  <table:table-cell office:value-type="float" office:value="NaN">
                <text:p>NaN</text:p>
                <draw:g>
                  <svg:desc>'MPIBcast-MIN'.J35:'MPIBcast-MIN'.M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0599316549">
                <text:p>0.000059931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571513802">
                <text:p>0.000057151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71044872">
                <text:p>0.0000871044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929027585">
                <text:p>0.0000692902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03758976">
                <text:p>0.000080375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31995942">
                <text:p>0.000073199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952481564">
                <text:p>0.000095248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5822365825">
                <text:p>0.00005822365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08511987">
                <text:p>0.000080851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04980407">
                <text:p>0.00010498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43687812">
                <text:p>0.0001443687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02725421">
                <text:p>0.000140272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799073157">
                <text:p>0.000179907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960793394">
                <text:p>0.000196079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176175964">
                <text:p>0.0002176175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9.475cm" svg:y="5.124cm" style:legend-expansion="custom" svg:width="3.793cm" svg:height="2.682cm" style:legend-expansion-aspect-ratio="1.41424310216257" chart:style-name="ch4"/>
        <chart:plot-area chart:style-name="ch5" table:cell-range-address="'ProfBcast-MED'.B2:'ProfBcast-MED'.E3 'Compara Gráficos'.Z3:'Compara Gráficos'.Z6 'MPIBcast-MIN'.B27:'MPIBcast-MIN'.E27 'ProfBcast-MIN'.B27:'ProfBcast-MIN'.E27 'MPIBcast-MED'.B27:'MPIBcast-MED'.E27 'ProfBcast-MED'.B27:'ProfBcast-MED'.E2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27:'MPIBcast-MIN'.E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B27:'ProfBcast-MIN'.E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B27:'MPIBcast-MED'.E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B27:'ProfBcast-MED'.E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float" office:value="46.9536563">
                <text:p>46.9536563</text:p>
                <draw:g>
                  <svg:desc>'MPIBcast-MIN'.B27:'MPIBcast-MIN'.E27</svg:desc>
                </draw:g>
              </table:table-cell>
              <table:table-cell office:value-type="float" office:value="47.9894845">
                <text:p>47.9894845</text:p>
                <draw:g>
                  <svg:desc>'ProfBcast-MIN'.B27:'ProfBcast-MIN'.E27</svg:desc>
                </draw:g>
              </table:table-cell>
              <table:table-cell office:value-type="float" office:value="51.34266708">
                <text:p>51.34266708</text:p>
                <draw:g>
                  <svg:desc>'MPIBcast-MED'.B27:'MPIBcast-MED'.E27</svg:desc>
                </draw:g>
              </table:table-cell>
              <table:table-cell office:value-type="float" office:value="50.870123665">
                <text:p>50.870123665</text:p>
                <draw:g>
                  <svg:desc>'ProfBcast-MED'.B27:'ProfBcast-MED'.E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59.9316549">
                <text:p>59.9316549</text:p>
              </table:table-cell>
              <table:table-cell office:value-type="float" office:value="48.661315">
                <text:p>48.661315</text:p>
              </table:table-cell>
              <table:table-cell office:value-type="float" office:value="64.60283265">
                <text:p>64.60283265</text:p>
              </table:table-cell>
              <table:table-cell office:value-type="float" office:value="52.4804473">
                <text:p>52.4804473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57.1513802">
                <text:p>57.1513802</text:p>
              </table:table-cell>
              <table:table-cell office:value-type="float" office:value="59.1348618">
                <text:p>59.1348618</text:p>
              </table:table-cell>
              <table:table-cell office:value-type="float" office:value="61.04163934">
                <text:p>61.04163934</text:p>
              </table:table-cell>
              <table:table-cell office:value-type="float" office:value="62.5763678">
                <text:p>62.5763678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87.1044872">
                <text:p>87.1044872</text:p>
              </table:table-cell>
              <table:table-cell office:value-type="float" office:value="79.3243572">
                <text:p>79.3243572</text:p>
              </table:table-cell>
              <table:table-cell office:value-type="float" office:value="90.77805112">
                <text:p>90.77805112</text:p>
              </table:table-cell>
              <table:table-cell office:value-type="float" office:value="85.10359056">
                <text:p>85.103590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9.407cm" svg:y="5.158cm" style:legend-expansion="custom" svg:width="3.793cm" svg:height="2.682cm" style:legend-expansion-aspect-ratio="1.41424310216257" chart:style-name="ch4"/>
        <chart:plot-area chart:style-name="ch5" table:cell-range-address="'ProfBcast-MED'.H2:'ProfBcast-MED'.K3 'Compara Gráficos'.Z3:'Compara Gráficos'.Z6 'MPIBcast-MIN'.H27:'MPIBcast-MIN'.K27 'ProfBcast-MIN'.H27:'ProfBcast-MIN'.K27 'MPIBcast-MED'.H27:'MPIBcast-MED'.K27 'ProfBcast-MED'.H27:'ProfBcast-MED'.K2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H27:'MPIBcast-MIN'.K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H27:'ProfBcast-MIN'.K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H27:'MPIBcast-MED'.K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H27:'ProfBcast-MED'.K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float" office:value="69.29027585">
                <text:p>69.29027585</text:p>
                <draw:g>
                  <svg:desc>'MPIBcast-MIN'.H27:'MPIBcast-MIN'.K27</svg:desc>
                </draw:g>
              </table:table-cell>
              <table:table-cell office:value-type="float" office:value="48.1691826">
                <text:p>48.1691826</text:p>
                <draw:g>
                  <svg:desc>'ProfBcast-MIN'.H27:'ProfBcast-MIN'.K27</svg:desc>
                </draw:g>
              </table:table-cell>
              <table:table-cell office:value-type="float" office:value="75.63630379">
                <text:p>75.63630379</text:p>
                <draw:g>
                  <svg:desc>'MPIBcast-MED'.H27:'MPIBcast-MED'.K27</svg:desc>
                </draw:g>
              </table:table-cell>
              <table:table-cell office:value-type="float" office:value="53.746601675">
                <text:p>53.746601675</text:p>
                <draw:g>
                  <svg:desc>'ProfBcast-MED'.H27:'ProfBcast-MED'.K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80.3758976">
                <text:p>80.3758976</text:p>
              </table:table-cell>
              <table:table-cell office:value-type="float" office:value="60.4730942">
                <text:p>60.4730942</text:p>
              </table:table-cell>
              <table:table-cell office:value-type="float" office:value="90.40162359">
                <text:p>90.40162359</text:p>
              </table:table-cell>
              <table:table-cell office:value-type="float" office:value="66.76620976">
                <text:p>66.76620976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73.1995942">
                <text:p>73.1995942</text:p>
              </table:table-cell>
              <table:table-cell office:value-type="float" office:value="73.480504">
                <text:p>73.480504</text:p>
              </table:table-cell>
              <table:table-cell office:value-type="float" office:value="76.93479588">
                <text:p>76.93479588</text:p>
              </table:table-cell>
              <table:table-cell office:value-type="float" office:value="83.15974344">
                <text:p>83.15974344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95.2481564">
                <text:p>95.2481564</text:p>
              </table:table-cell>
              <table:table-cell office:value-type="float" office:value="102.6778488">
                <text:p>102.6778488</text:p>
              </table:table-cell>
              <table:table-cell office:value-type="float" office:value="101.84214904">
                <text:p>101.84214904</text:p>
              </table:table-cell>
              <table:table-cell office:value-type="float" office:value="110.86082136">
                <text:p>110.860821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9.441cm" svg:y="5.158cm" style:legend-expansion="custom" svg:width="3.793cm" svg:height="2.682cm" style:legend-expansion-aspect-ratio="1.41424310216257" chart:style-name="ch4"/>
        <chart:plot-area chart:style-name="ch5" table:cell-range-address="'ProfBcast-MED'.N2:'ProfBcast-MED'.Q3 'Compara Gráficos'.Z3:'Compara Gráficos'.Z6 'MPIBcast-MIN'.N27:'MPIBcast-MIN'.Q27 'ProfBcast-MIN'.N27:'ProfBcast-MIN'.Q27 'MPIBcast-MED'.N27:'MPIBcast-MED'.Q27 'ProfBcast-MED'.N27:'ProfBcast-MED'.Q2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N27:'MPIBcast-MIN'.Q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N27:'ProfBcast-MIN'.Q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N27:'MPIBcast-MED'.Q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N27:'ProfBcast-MED'.Q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float" office:value="58.22365825">
                <text:p>58.22365825</text:p>
                <draw:g>
                  <svg:desc>'MPIBcast-MIN'.N27:'MPIBcast-MIN'.Q27</svg:desc>
                </draw:g>
              </table:table-cell>
              <table:table-cell office:value-type="float" office:value="53.5225655">
                <text:p>53.5225655</text:p>
                <draw:g>
                  <svg:desc>'ProfBcast-MIN'.N27:'ProfBcast-MIN'.Q27</svg:desc>
                </draw:g>
              </table:table-cell>
              <table:table-cell office:value-type="float" office:value="62.495774115">
                <text:p>62.495774115</text:p>
                <draw:g>
                  <svg:desc>'MPIBcast-MED'.N27:'MPIBcast-MED'.Q27</svg:desc>
                </draw:g>
              </table:table-cell>
              <table:table-cell office:value-type="float" office:value="60.144777385">
                <text:p>60.144777385</text:p>
                <draw:g>
                  <svg:desc>'ProfBcast-MED'.N27:'ProfBcast-MED'.Q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80.8511987">
                <text:p>80.8511987</text:p>
              </table:table-cell>
              <table:table-cell office:value-type="float" office:value="71.9075423">
                <text:p>71.9075423</text:p>
              </table:table-cell>
              <table:table-cell office:value-type="float" office:value="88.66537543">
                <text:p>88.66537543</text:p>
              </table:table-cell>
              <table:table-cell office:value-type="float" office:value="79.36572608">
                <text:p>79.36572608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104.980407">
                <text:p>104.980407</text:p>
              </table:table-cell>
              <table:table-cell office:value-type="float" office:value="108.449758">
                <text:p>108.449758</text:p>
              </table:table-cell>
              <table:table-cell office:value-type="float" office:value="122.16956614">
                <text:p>122.16956614</text:p>
              </table:table-cell>
              <table:table-cell office:value-type="float" office:value="116.98962418">
                <text:p>116.98962418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144.3687812">
                <text:p>144.3687812</text:p>
              </table:table-cell>
              <table:table-cell office:value-type="float" office:value="108.862744">
                <text:p>108.862744</text:p>
              </table:table-cell>
              <table:table-cell office:value-type="float" office:value="167.79530368">
                <text:p>167.79530368</text:p>
              </table:table-cell>
              <table:table-cell office:value-type="float" office:value="131.7102876">
                <text:p>131.71028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6.199cm" svg:y="5.633cm" style:legend-expansion="custom" svg:width="3.769cm" svg:height="2.621cm" style:legend-expansion-aspect-ratio="1.43800076306753" chart:style-name="ch4"/>
        <chart:plot-area chart:style-name="ch5" table:cell-range-address="'ProfBcast-MED'.T2:'ProfBcast-MED'.W3 'Compara Gráficos'.Z3:'Compara Gráficos'.Z6 'MPIBcast-MIN'.T27:'MPIBcast-MIN'.W27 'ProfBcast-MIN'.T27:'ProfBcast-MIN'.W27 'MPIBcast-MED'.T27:'MPIBcast-MED'.W27 'ProfBcast-MED'.T27:'ProfBcast-MED'.W27" chart:data-source-has-labels="both" svg:x="0.943cm" svg:y="0.728cm" svg:width="12.647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T27:'MPIBcast-MIN'.W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T27:'ProfBcast-MIN'.W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T27:'MPIBcast-MED'.W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T27:'ProfBcast-MED'.W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float" office:value="140.2725421">
                <text:p>140.2725421</text:p>
                <draw:g>
                  <svg:desc>'MPIBcast-MIN'.T27:'MPIBcast-MIN'.W27</svg:desc>
                </draw:g>
              </table:table-cell>
              <table:table-cell office:value-type="float" office:value="41.79867305">
                <text:p>41.79867305</text:p>
                <draw:g>
                  <svg:desc>'ProfBcast-MIN'.T27:'ProfBcast-MIN'.W27</svg:desc>
                </draw:g>
              </table:table-cell>
              <table:table-cell office:value-type="float" office:value="148.868828825">
                <text:p>148.868828825</text:p>
                <draw:g>
                  <svg:desc>'MPIBcast-MED'.T27:'MPIBcast-MED'.W27</svg:desc>
                </draw:g>
              </table:table-cell>
              <table:table-cell office:value-type="float" office:value="46.28102496">
                <text:p>46.28102496</text:p>
                <draw:g>
                  <svg:desc>'ProfBcast-MED'.T27:'ProfBcast-MED'.W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179.9073157">
                <text:p>179.9073157</text:p>
              </table:table-cell>
              <table:table-cell office:value-type="float" office:value="122.1521351">
                <text:p>122.1521351</text:p>
              </table:table-cell>
              <table:table-cell office:value-type="float" office:value="196.41344702">
                <text:p>196.41344702</text:p>
              </table:table-cell>
              <table:table-cell office:value-type="float" office:value="127.5223502">
                <text:p>127.5223502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196.0793394">
                <text:p>196.0793394</text:p>
              </table:table-cell>
              <table:table-cell office:value-type="float" office:value="140.3176168">
                <text:p>140.3176168</text:p>
              </table:table-cell>
              <table:table-cell office:value-type="float" office:value="215.04958144">
                <text:p>215.04958144</text:p>
              </table:table-cell>
              <table:table-cell office:value-type="float" office:value="159.75664834">
                <text:p>159.75664834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217.6175964">
                <text:p>217.6175964</text:p>
              </table:table-cell>
              <table:table-cell office:value-type="float" office:value="80.6678224">
                <text:p>80.6678224</text:p>
              </table:table-cell>
              <table:table-cell office:value-type="float" office:value="263.18942112">
                <text:p>263.18942112</text:p>
              </table:table-cell>
              <table:table-cell office:value-type="float" office:value="87.27004912">
                <text:p>87.270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3.847cm" svg:height="2.682cm" style:legend-expansion-aspect-ratio="1.43437733035048" chart:style-name="ch4"/>
        <chart:plot-area chart:style-name="ch5" table:cell-range-address="'ProfBcast-MED'.B2:'ProfBcast-MED'.E3 'Compara Gráficos'.Z3:'Compara Gráficos'.Z6 'MPIBcast-MIN'.B27:'MPIBcast-MIN'.E27 'ProfBcast-MIN'.B27:'ProfBcast-MIN'.E27 'MPIBcast-MED'.B27:'MPIBcast-MED'.E27 'ProfBcast-MED'.B27:'ProfBcast-MED'.E2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B27:'MPIBcast-MIN'.E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B27:'ProfBcast-MIN'.E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B27:'MPIBcast-MED'.E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B27:'ProfBcast-MED'.E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float" office:value="46.9536563">
                <text:p>46.9536563</text:p>
                <draw:g>
                  <svg:desc>'MPIBcast-MIN'.B27:'MPIBcast-MIN'.E27</svg:desc>
                </draw:g>
              </table:table-cell>
              <table:table-cell office:value-type="float" office:value="47.9894845">
                <text:p>47.9894845</text:p>
                <draw:g>
                  <svg:desc>'ProfBcast-MIN'.B27:'ProfBcast-MIN'.E27</svg:desc>
                </draw:g>
              </table:table-cell>
              <table:table-cell office:value-type="float" office:value="51.34266708">
                <text:p>51.34266708</text:p>
                <draw:g>
                  <svg:desc>'MPIBcast-MED'.B27:'MPIBcast-MED'.E27</svg:desc>
                </draw:g>
              </table:table-cell>
              <table:table-cell office:value-type="float" office:value="50.870123665">
                <text:p>50.870123665</text:p>
                <draw:g>
                  <svg:desc>'ProfBcast-MED'.B27:'ProfBcast-MED'.E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59.9316549">
                <text:p>59.9316549</text:p>
              </table:table-cell>
              <table:table-cell office:value-type="float" office:value="48.661315">
                <text:p>48.661315</text:p>
              </table:table-cell>
              <table:table-cell office:value-type="float" office:value="64.60283265">
                <text:p>64.60283265</text:p>
              </table:table-cell>
              <table:table-cell office:value-type="float" office:value="52.4804473">
                <text:p>52.4804473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57.1513802">
                <text:p>57.1513802</text:p>
              </table:table-cell>
              <table:table-cell office:value-type="float" office:value="59.1348618">
                <text:p>59.1348618</text:p>
              </table:table-cell>
              <table:table-cell office:value-type="float" office:value="61.04163934">
                <text:p>61.04163934</text:p>
              </table:table-cell>
              <table:table-cell office:value-type="float" office:value="62.5763678">
                <text:p>62.5763678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87.1044872">
                <text:p>87.1044872</text:p>
              </table:table-cell>
              <table:table-cell office:value-type="float" office:value="79.3243572">
                <text:p>79.3243572</text:p>
              </table:table-cell>
              <table:table-cell office:value-type="float" office:value="90.77805112">
                <text:p>90.77805112</text:p>
              </table:table-cell>
              <table:table-cell office:value-type="float" office:value="85.10359056">
                <text:p>85.103590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6.596cm" svg:y="0.171cm" style:legend-expansion="custom" svg:width="3.847cm" svg:height="2.682cm" style:legend-expansion-aspect-ratio="1.43437733035048" chart:style-name="ch4"/>
        <chart:plot-area chart:style-name="ch5" table:cell-range-address="'ProfBcast-MED'.H2:'ProfBcast-MED'.K3 'Compara Gráficos'.Z3:'Compara Gráficos'.Z6 'MPIBcast-MIN'.H27:'MPIBcast-MIN'.K27 'ProfBcast-MIN'.H27:'ProfBcast-MIN'.K27 'MPIBcast-MED'.H27:'MPIBcast-MED'.K27 'ProfBcast-MED'.H27:'ProfBcast-MED'.K2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H27:'MPIBcast-MIN'.K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H27:'ProfBcast-MIN'.K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H27:'MPIBcast-MED'.K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H27:'ProfBcast-MED'.K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float" office:value="69.29027585">
                <text:p>69.29027585</text:p>
                <draw:g>
                  <svg:desc>'MPIBcast-MIN'.H27:'MPIBcast-MIN'.K27</svg:desc>
                </draw:g>
              </table:table-cell>
              <table:table-cell office:value-type="float" office:value="48.1691826">
                <text:p>48.1691826</text:p>
                <draw:g>
                  <svg:desc>'ProfBcast-MIN'.H27:'ProfBcast-MIN'.K27</svg:desc>
                </draw:g>
              </table:table-cell>
              <table:table-cell office:value-type="float" office:value="75.63630379">
                <text:p>75.63630379</text:p>
                <draw:g>
                  <svg:desc>'MPIBcast-MED'.H27:'MPIBcast-MED'.K27</svg:desc>
                </draw:g>
              </table:table-cell>
              <table:table-cell office:value-type="float" office:value="53.746601675">
                <text:p>53.746601675</text:p>
                <draw:g>
                  <svg:desc>'ProfBcast-MED'.H27:'ProfBcast-MED'.K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80.3758976">
                <text:p>80.3758976</text:p>
              </table:table-cell>
              <table:table-cell office:value-type="float" office:value="60.4730942">
                <text:p>60.4730942</text:p>
              </table:table-cell>
              <table:table-cell office:value-type="float" office:value="90.40162359">
                <text:p>90.40162359</text:p>
              </table:table-cell>
              <table:table-cell office:value-type="float" office:value="66.76620976">
                <text:p>66.76620976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73.1995942">
                <text:p>73.1995942</text:p>
              </table:table-cell>
              <table:table-cell office:value-type="float" office:value="73.480504">
                <text:p>73.480504</text:p>
              </table:table-cell>
              <table:table-cell office:value-type="float" office:value="76.93479588">
                <text:p>76.93479588</text:p>
              </table:table-cell>
              <table:table-cell office:value-type="float" office:value="83.15974344">
                <text:p>83.15974344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95.2481564">
                <text:p>95.2481564</text:p>
              </table:table-cell>
              <table:table-cell office:value-type="float" office:value="102.6778488">
                <text:p>102.6778488</text:p>
              </table:table-cell>
              <table:table-cell office:value-type="float" office:value="101.84214904">
                <text:p>101.84214904</text:p>
              </table:table-cell>
              <table:table-cell office:value-type="float" office:value="110.86082136">
                <text:p>110.860821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3.847cm" svg:height="2.682cm" style:legend-expansion-aspect-ratio="1.43437733035048" chart:style-name="ch4"/>
        <chart:plot-area chart:style-name="ch5" table:cell-range-address="'ProfBcast-MED'.N2:'ProfBcast-MED'.Q3 'Compara Gráficos'.Z3:'Compara Gráficos'.Z6 'MPIBcast-MIN'.N27:'MPIBcast-MIN'.Q27 'ProfBcast-MIN'.N27:'ProfBcast-MIN'.Q27 'MPIBcast-MED'.N27:'MPIBcast-MED'.Q27 'ProfBcast-MED'.N27:'ProfBcast-MED'.Q27" chart:data-source-has-labels="both" svg:x="0.967cm" svg:y="0.729cm" svg:width="12.814cm" svg:height="8.571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N27:'MPIBcast-MIN'.Q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N27:'ProfBcast-MIN'.Q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N27:'MPIBcast-MED'.Q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N27:'ProfBcast-MED'.Q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float" office:value="58.22365825">
                <text:p>58.22365825</text:p>
                <draw:g>
                  <svg:desc>'MPIBcast-MIN'.N27:'MPIBcast-MIN'.Q27</svg:desc>
                </draw:g>
              </table:table-cell>
              <table:table-cell office:value-type="float" office:value="53.5225655">
                <text:p>53.5225655</text:p>
                <draw:g>
                  <svg:desc>'ProfBcast-MIN'.N27:'ProfBcast-MIN'.Q27</svg:desc>
                </draw:g>
              </table:table-cell>
              <table:table-cell office:value-type="float" office:value="62.495774115">
                <text:p>62.495774115</text:p>
                <draw:g>
                  <svg:desc>'MPIBcast-MED'.N27:'MPIBcast-MED'.Q27</svg:desc>
                </draw:g>
              </table:table-cell>
              <table:table-cell office:value-type="float" office:value="60.144777385">
                <text:p>60.144777385</text:p>
                <draw:g>
                  <svg:desc>'ProfBcast-MED'.N27:'ProfBcast-MED'.Q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80.8511987">
                <text:p>80.8511987</text:p>
              </table:table-cell>
              <table:table-cell office:value-type="float" office:value="71.9075423">
                <text:p>71.9075423</text:p>
              </table:table-cell>
              <table:table-cell office:value-type="float" office:value="88.66537543">
                <text:p>88.66537543</text:p>
              </table:table-cell>
              <table:table-cell office:value-type="float" office:value="79.36572608">
                <text:p>79.36572608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104.980407">
                <text:p>104.980407</text:p>
              </table:table-cell>
              <table:table-cell office:value-type="float" office:value="108.449758">
                <text:p>108.449758</text:p>
              </table:table-cell>
              <table:table-cell office:value-type="float" office:value="122.16956614">
                <text:p>122.16956614</text:p>
              </table:table-cell>
              <table:table-cell office:value-type="float" office:value="116.98962418">
                <text:p>116.98962418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144.3687812">
                <text:p>144.3687812</text:p>
              </table:table-cell>
              <table:table-cell office:value-type="float" office:value="108.862744">
                <text:p>108.862744</text:p>
              </table:table-cell>
              <table:table-cell office:value-type="float" office:value="167.79530368">
                <text:p>167.79530368</text:p>
              </table:table-cell>
              <table:table-cell office:value-type="float" office:value="131.7102876">
                <text:p>131.710287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3.822cm" svg:height="2.621cm" style:legend-expansion-aspect-ratio="1.45822205265166" chart:style-name="ch4"/>
        <chart:plot-area chart:style-name="ch5" table:cell-range-address="'ProfBcast-MED'.T2:'ProfBcast-MED'.W3 'Compara Gráficos'.Z3:'Compara Gráficos'.Z6 'MPIBcast-MIN'.T27:'MPIBcast-MIN'.W27 'ProfBcast-MIN'.T27:'ProfBcast-MIN'.W27 'MPIBcast-MED'.T27:'MPIBcast-MED'.W27 'ProfBcast-MED'.T27:'ProfBcast-MED'.W27" chart:data-source-has-labels="both" svg:x="0.967cm" svg:y="0.728cm" svg:width="12.815cm" svg:height="8.572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T27:'MPIBcast-MIN'.W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T27:'ProfBcast-MIN'.W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T27:'MPIBcast-MED'.W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T27:'ProfBcast-MED'.W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float" office:value="140.2725421">
                <text:p>140.2725421</text:p>
                <draw:g>
                  <svg:desc>'MPIBcast-MIN'.T27:'MPIBcast-MIN'.W27</svg:desc>
                </draw:g>
              </table:table-cell>
              <table:table-cell office:value-type="float" office:value="41.79867305">
                <text:p>41.79867305</text:p>
                <draw:g>
                  <svg:desc>'ProfBcast-MIN'.T27:'ProfBcast-MIN'.W27</svg:desc>
                </draw:g>
              </table:table-cell>
              <table:table-cell office:value-type="float" office:value="148.868828825">
                <text:p>148.868828825</text:p>
                <draw:g>
                  <svg:desc>'MPIBcast-MED'.T27:'MPIBcast-MED'.W27</svg:desc>
                </draw:g>
              </table:table-cell>
              <table:table-cell office:value-type="float" office:value="46.28102496">
                <text:p>46.28102496</text:p>
                <draw:g>
                  <svg:desc>'ProfBcast-MED'.T27:'ProfBcast-MED'.W27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179.9073157">
                <text:p>179.9073157</text:p>
              </table:table-cell>
              <table:table-cell office:value-type="float" office:value="122.1521351">
                <text:p>122.1521351</text:p>
              </table:table-cell>
              <table:table-cell office:value-type="float" office:value="196.41344702">
                <text:p>196.41344702</text:p>
              </table:table-cell>
              <table:table-cell office:value-type="float" office:value="127.5223502">
                <text:p>127.5223502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196.0793394">
                <text:p>196.0793394</text:p>
              </table:table-cell>
              <table:table-cell office:value-type="float" office:value="140.3176168">
                <text:p>140.3176168</text:p>
              </table:table-cell>
              <table:table-cell office:value-type="float" office:value="215.04958144">
                <text:p>215.04958144</text:p>
              </table:table-cell>
              <table:table-cell office:value-type="float" office:value="159.75664834">
                <text:p>159.75664834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217.6175964">
                <text:p>217.6175964</text:p>
              </table:table-cell>
              <table:table-cell office:value-type="float" office:value="80.6678224">
                <text:p>80.6678224</text:p>
              </table:table-cell>
              <table:table-cell office:value-type="float" office:value="263.18942112">
                <text:p>263.18942112</text:p>
              </table:table-cell>
              <table:table-cell office:value-type="float" office:value="87.27004912">
                <text:p>87.270049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 draw:gradient-step-count="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6cm" chart:style-name="ch2">
          <text:p>Tempo Mínimo/mensagem em Cada Experimento</text:p>
        </chart:title>
        <chart:subtitle svg:x="6.797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26:'ProfBcast-MIN'.E26 'ProfBcast-MIN'.H26:'ProfBcast-MIN'.K26 'ProfBcast-MIN'.N26:'ProfBcast-MIN'.Q26 'ProfBcast-MIN'.T26:'ProfBcast-MIN'.W26 'ProfBcast-MIN'.J35:'ProfBcast-MIN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26:'ProfBcast-MIN'.E26 'ProfBcast-MIN'.H26:'ProfBcast-MIN'.K26 'ProfBcast-MIN'.N26:'ProfBcast-MIN'.Q26 'ProfBcast-MIN'.T26:'ProfBcast-MIN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35:'ProfBcast-MIN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26 Linha 26 Linha 26 Linha 26</text:p>
              </table:table-cell>
              <table:table-cell office:value-type="string">
                <text:p>Linha 3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float" office:value="0.0000479894845">
                <text:p>0.0000479894845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NaN">
                <text:p>NaN</text:p>
                <draw:g>
                  <svg:desc>'ProfBcast-MIN'.J35:'ProfBcast-MIN'.M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048661315">
                <text:p>0.00004866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591348618">
                <text:p>0.0000591348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93243572">
                <text:p>0.000079324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481691826">
                <text:p>0.000048169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04730942">
                <text:p>0.0000604730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3480504">
                <text:p>0.00007348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026778488">
                <text:p>0.0001026778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535225655">
                <text:p>0.0000535225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19075423">
                <text:p>0.0000719075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08449758">
                <text:p>0.000108449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08862744">
                <text:p>0.00010886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4179867305">
                <text:p>0.00004179867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221521351">
                <text:p>0.000122152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03176168">
                <text:p>0.0001403176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06678224">
                <text:p>0.00008066782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6cm" chart:style-name="ch2">
          <text:p>Tempo Médio/mensagem em Cada Experimento</text:p>
        </chart:title>
        <chart:subtitle svg:x="6.799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26:'ProfBcast-MED'.E26 'ProfBcast-MED'.H26:'ProfBcast-MED'.K26 'ProfBcast-MED'.N26:'ProfBcast-MED'.Q26 'ProfBcast-MED'.T26:'ProfBcast-MED'.W26 'ProfBcast-MED'.J35:'ProfBcast-MED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26:'ProfBcast-MED'.E26 'ProfBcast-MED'.H26:'ProfBcast-MED'.K26 'ProfBcast-MED'.N26:'ProfBcast-MED'.Q26 'ProfBcast-MED'.T26:'ProfBcast-MED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35:'ProfBcast-MED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26 Linha 26 Linha 26 Linha 26</text:p>
              </table:table-cell>
              <table:table-cell office:value-type="string">
                <text:p>Linha 3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float" office:value="0.000050870123665">
                <text:p>0.00005087012366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NaN">
                <text:p>NaN</text:p>
                <draw:g>
                  <svg:desc>'ProfBcast-MED'.J35:'ProfBcast-MED'.M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0524804473">
                <text:p>0.0000524804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25763678">
                <text:p>0.000062576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510359056">
                <text:p>0.0000851035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53746601675">
                <text:p>0.00005374660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676620976">
                <text:p>0.0000667662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315974344">
                <text:p>0.0000831597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086082136">
                <text:p>0.0001108608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0144777385">
                <text:p>0.000060144777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936572608">
                <text:p>0.0000793657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1698962418">
                <text:p>0.00011698962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317102876">
                <text:p>0.0001317102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4628102496">
                <text:p>0.0000462810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275223502">
                <text:p>0.0001275223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5975664834">
                <text:p>0.00015975664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727004912">
                <text:p>0.000087270049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32:'ProfBcast-MIN'.P33 'ProfBcast-MIN'.B26:'ProfBcast-MIN'.E26 'ProfBcast-MIN'.H26:'ProfBcast-MIN'.K26 'ProfBcast-MIN'.N26:'ProfBcast-MIN'.Q26 'ProfBcast-MIN'.T26:'ProfBcast-MIN'.W26 'MPIBcast-MIN'.B26:'MPIBcast-MIN'.E26 'MPIBcast-MIN'.H26:'MPIBcast-MIN'.K26 'MPIBcast-MIN'.N26:'MPIBcast-MIN'.Q26 'MPIBcast-MIN'.T26:'MPIBcast-MIN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26:'ProfBcast-MIN'.E26 'ProfBcast-MIN'.H26:'ProfBcast-MIN'.K26 'ProfBcast-MIN'.N26:'ProfBcast-MIN'.Q26 'ProfBcast-MIN'.T26:'ProfBcast-MIN'.W26" chart:label-cell-address="'ProfBcast-MIN'.P32:'ProfBcast-MIN'.P3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26:'MPIBcast-MIN'.E26 'MPIBcast-MIN'.H26:'MPIBcast-MIN'.K26 'MPIBcast-MIN'.N26:'MPIBcast-MIN'.Q26 'MPIBcast-MIN'.T26:'MPIBcast-MIN'.W26" chart:label-cell-address="'ProfBcast-MIN'.P33:'ProfBcast-MIN'.P3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Bcast</text:p>
                <draw:g>
                  <svg:desc>'ProfBcast-MIN'.P32:'ProfBcast-MIN'.P32</svg:desc>
                </draw:g>
              </table:table-cell>
              <table:table-cell office:value-type="string">
                <text:p>MPIBcast</text:p>
                <draw:g>
                  <svg:desc>'ProfBcast-MIN'.P33:'ProfBcast-MIN'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text:list>
                  <text:list-item>
                    <text:p/>
                  </text:list-item>
                  <text:list-item>
                    <text:p>ProfBcast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float" office:value="0.0000479894845">
                <text:p>0.0000479894845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469536563">
                <text:p>0.0000469536563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</table:table-row>
            <table:table-row>
              <table:table-cell office:value-type="string">
                <text:p>MPIBcast</text:p>
                <text:list>
                  <text:list-item>
                    <text:p/>
                  </text:list-item>
                  <text:list-item>
                    <text:p>MPIBcast</text:p>
                  </text:list-item>
                </text:list>
              </table:table-cell>
              <table:table-cell office:value-type="float" office:value="0.000048661315">
                <text:p>0.000048661315</text:p>
              </table:table-cell>
              <table:table-cell office:value-type="float" office:value="0.0000599316549">
                <text:p>0.0000599316549</text:p>
              </table:table-cell>
            </table:table-row>
            <table:table-row>
              <table:table-cell office:value-type="string"/>
              <table:table-cell office:value-type="float" office:value="0.0000591348618">
                <text:p>0.0000591348618</text:p>
              </table:table-cell>
              <table:table-cell office:value-type="float" office:value="0.0000571513802">
                <text:p>0.0000571513802</text:p>
              </table:table-cell>
            </table:table-row>
            <table:table-row>
              <table:table-cell office:value-type="string"/>
              <table:table-cell office:value-type="float" office:value="0.0000793243572">
                <text:p>0.0000793243572</text:p>
              </table:table-cell>
              <table:table-cell office:value-type="float" office:value="0.0000871044872">
                <text:p>0.0000871044872</text:p>
              </table:table-cell>
            </table:table-row>
            <table:table-row>
              <table:table-cell office:value-type="string"/>
              <table:table-cell office:value-type="float" office:value="0.0000481691826">
                <text:p>0.0000481691826</text:p>
              </table:table-cell>
              <table:table-cell office:value-type="float" office:value="0.00006929027585">
                <text:p>0.00006929027585</text:p>
              </table:table-cell>
            </table:table-row>
            <table:table-row>
              <table:table-cell office:value-type="string"/>
              <table:table-cell office:value-type="float" office:value="0.0000604730942">
                <text:p>0.0000604730942</text:p>
              </table:table-cell>
              <table:table-cell office:value-type="float" office:value="0.0000803758976">
                <text:p>0.0000803758976</text:p>
              </table:table-cell>
            </table:table-row>
            <table:table-row>
              <table:table-cell office:value-type="string"/>
              <table:table-cell office:value-type="float" office:value="0.000073480504">
                <text:p>0.000073480504</text:p>
              </table:table-cell>
              <table:table-cell office:value-type="float" office:value="0.0000731995942">
                <text:p>0.0000731995942</text:p>
              </table:table-cell>
            </table:table-row>
            <table:table-row>
              <table:table-cell office:value-type="string"/>
              <table:table-cell office:value-type="float" office:value="0.0001026778488">
                <text:p>0.0001026778488</text:p>
              </table:table-cell>
              <table:table-cell office:value-type="float" office:value="0.0000952481564">
                <text:p>0.0000952481564</text:p>
              </table:table-cell>
            </table:table-row>
            <table:table-row>
              <table:table-cell office:value-type="string"/>
              <table:table-cell office:value-type="float" office:value="0.0000535225655">
                <text:p>0.0000535225655</text:p>
              </table:table-cell>
              <table:table-cell office:value-type="float" office:value="0.00005822365825">
                <text:p>0.00005822365825</text:p>
              </table:table-cell>
            </table:table-row>
            <table:table-row>
              <table:table-cell office:value-type="string"/>
              <table:table-cell office:value-type="float" office:value="0.0000719075423">
                <text:p>0.0000719075423</text:p>
              </table:table-cell>
              <table:table-cell office:value-type="float" office:value="0.0000808511987">
                <text:p>0.0000808511987</text:p>
              </table:table-cell>
            </table:table-row>
            <table:table-row>
              <table:table-cell office:value-type="string"/>
              <table:table-cell office:value-type="float" office:value="0.000108449758">
                <text:p>0.000108449758</text:p>
              </table:table-cell>
              <table:table-cell office:value-type="float" office:value="0.000104980407">
                <text:p>0.000104980407</text:p>
              </table:table-cell>
            </table:table-row>
            <table:table-row>
              <table:table-cell office:value-type="string"/>
              <table:table-cell office:value-type="float" office:value="0.000108862744">
                <text:p>0.000108862744</text:p>
              </table:table-cell>
              <table:table-cell office:value-type="float" office:value="0.0001443687812">
                <text:p>0.0001443687812</text:p>
              </table:table-cell>
            </table:table-row>
            <table:table-row>
              <table:table-cell office:value-type="string"/>
              <table:table-cell office:value-type="float" office:value="0.00004179867305">
                <text:p>0.00004179867305</text:p>
              </table:table-cell>
              <table:table-cell office:value-type="float" office:value="0.0001402725421">
                <text:p>0.0001402725421</text:p>
              </table:table-cell>
            </table:table-row>
            <table:table-row>
              <table:table-cell office:value-type="string"/>
              <table:table-cell office:value-type="float" office:value="0.0001221521351">
                <text:p>0.0001221521351</text:p>
              </table:table-cell>
              <table:table-cell office:value-type="float" office:value="0.0001799073157">
                <text:p>0.0001799073157</text:p>
              </table:table-cell>
            </table:table-row>
            <table:table-row>
              <table:table-cell office:value-type="string"/>
              <table:table-cell office:value-type="float" office:value="0.0001403176168">
                <text:p>0.0001403176168</text:p>
              </table:table-cell>
              <table:table-cell office:value-type="float" office:value="0.0001960793394">
                <text:p>0.0001960793394</text:p>
              </table:table-cell>
            </table:table-row>
            <table:table-row>
              <table:table-cell office:value-type="string"/>
              <table:table-cell office:value-type="float" office:value="0.0000806678224">
                <text:p>0.0000806678224</text:p>
              </table:table-cell>
              <table:table-cell office:value-type="float" office:value="0.0002176175964">
                <text:p>0.00021761759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32:'ProfBcast-MED'.P33 'ProfBcast-MED'.B26:'ProfBcast-MED'.E26 'ProfBcast-MED'.H26:'ProfBcast-MED'.K26 'ProfBcast-MED'.N26:'ProfBcast-MED'.Q26 'ProfBcast-MED'.T26:'ProfBcast-MED'.W26 'MPIBcast-MED'.B26:'MPIBcast-MED'.E26 'MPIBcast-MED'.H26:'MPIBcast-MED'.K26 'MPIBcast-MED'.N26:'MPIBcast-MED'.Q26 'MPIBcast-MED'.T26:'MPIBcast-MED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26:'ProfBcast-MED'.E26 'ProfBcast-MED'.H26:'ProfBcast-MED'.K26 'ProfBcast-MED'.N26:'ProfBcast-MED'.Q26 'ProfBcast-MED'.T26:'ProfBcast-MED'.W26" chart:label-cell-address="'ProfBcast-MED'.P32:'ProfBcast-MED'.P3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26:'MPIBcast-MED'.E26 'MPIBcast-MED'.H26:'MPIBcast-MED'.K26 'MPIBcast-MED'.N26:'MPIBcast-MED'.Q26 'MPIBcast-MED'.T26:'MPIBcast-MED'.W26" chart:label-cell-address="'ProfBcast-MED'.P33:'ProfBcast-MED'.P3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Bcast</text:p>
                <draw:g>
                  <svg:desc>'ProfBcast-MED'.P32:'ProfBcast-MED'.P32</svg:desc>
                </draw:g>
              </table:table-cell>
              <table:table-cell office:value-type="string">
                <text:p>MPIBcast</text:p>
                <draw:g>
                  <svg:desc>'ProfBcast-MED'.P33:'ProfBcast-MED'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text:list>
                  <text:list-item>
                    <text:p/>
                  </text:list-item>
                  <text:list-item>
                    <text:p>ProfBcast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float" office:value="0.000050870123665">
                <text:p>0.00005087012366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5134266708">
                <text:p>0.00005134266708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</table:table-row>
            <table:table-row>
              <table:table-cell office:value-type="string">
                <text:p>MPIBcast</text:p>
                <text:list>
                  <text:list-item>
                    <text:p/>
                  </text:list-item>
                  <text:list-item>
                    <text:p>MPIBcast</text:p>
                  </text:list-item>
                </text:list>
              </table:table-cell>
              <table:table-cell office:value-type="float" office:value="0.0000524804473">
                <text:p>0.0000524804473</text:p>
              </table:table-cell>
              <table:table-cell office:value-type="float" office:value="0.00006460283265">
                <text:p>0.00006460283265</text:p>
              </table:table-cell>
            </table:table-row>
            <table:table-row>
              <table:table-cell office:value-type="string"/>
              <table:table-cell office:value-type="float" office:value="0.0000625763678">
                <text:p>0.0000625763678</text:p>
              </table:table-cell>
              <table:table-cell office:value-type="float" office:value="0.00006104163934">
                <text:p>0.00006104163934</text:p>
              </table:table-cell>
            </table:table-row>
            <table:table-row>
              <table:table-cell office:value-type="string"/>
              <table:table-cell office:value-type="float" office:value="0.00008510359056">
                <text:p>0.00008510359056</text:p>
              </table:table-cell>
              <table:table-cell office:value-type="float" office:value="0.00009077805112">
                <text:p>0.00009077805112</text:p>
              </table:table-cell>
            </table:table-row>
            <table:table-row>
              <table:table-cell office:value-type="string"/>
              <table:table-cell office:value-type="float" office:value="0.000053746601675">
                <text:p>0.000053746601675</text:p>
              </table:table-cell>
              <table:table-cell office:value-type="float" office:value="0.00007563630379">
                <text:p>0.00007563630379</text:p>
              </table:table-cell>
            </table:table-row>
            <table:table-row>
              <table:table-cell office:value-type="string"/>
              <table:table-cell office:value-type="float" office:value="0.00006676620976">
                <text:p>0.00006676620976</text:p>
              </table:table-cell>
              <table:table-cell office:value-type="float" office:value="0.00009040162359">
                <text:p>0.00009040162359</text:p>
              </table:table-cell>
            </table:table-row>
            <table:table-row>
              <table:table-cell office:value-type="string"/>
              <table:table-cell office:value-type="float" office:value="0.00008315974344">
                <text:p>0.00008315974344</text:p>
              </table:table-cell>
              <table:table-cell office:value-type="float" office:value="0.00007693479588">
                <text:p>0.00007693479588</text:p>
              </table:table-cell>
            </table:table-row>
            <table:table-row>
              <table:table-cell office:value-type="string"/>
              <table:table-cell office:value-type="float" office:value="0.00011086082136">
                <text:p>0.00011086082136</text:p>
              </table:table-cell>
              <table:table-cell office:value-type="float" office:value="0.00010184214904">
                <text:p>0.00010184214904</text:p>
              </table:table-cell>
            </table:table-row>
            <table:table-row>
              <table:table-cell office:value-type="string"/>
              <table:table-cell office:value-type="float" office:value="0.000060144777385">
                <text:p>0.000060144777385</text:p>
              </table:table-cell>
              <table:table-cell office:value-type="float" office:value="0.000062495774115">
                <text:p>0.000062495774115</text:p>
              </table:table-cell>
            </table:table-row>
            <table:table-row>
              <table:table-cell office:value-type="string"/>
              <table:table-cell office:value-type="float" office:value="0.00007936572608">
                <text:p>0.00007936572608</text:p>
              </table:table-cell>
              <table:table-cell office:value-type="float" office:value="0.00008866537543">
                <text:p>0.00008866537543</text:p>
              </table:table-cell>
            </table:table-row>
            <table:table-row>
              <table:table-cell office:value-type="string"/>
              <table:table-cell office:value-type="float" office:value="0.00011698962418">
                <text:p>0.00011698962418</text:p>
              </table:table-cell>
              <table:table-cell office:value-type="float" office:value="0.00012216956614">
                <text:p>0.00012216956614</text:p>
              </table:table-cell>
            </table:table-row>
            <table:table-row>
              <table:table-cell office:value-type="string"/>
              <table:table-cell office:value-type="float" office:value="0.0001317102876">
                <text:p>0.0001317102876</text:p>
              </table:table-cell>
              <table:table-cell office:value-type="float" office:value="0.00016779530368">
                <text:p>0.00016779530368</text:p>
              </table:table-cell>
            </table:table-row>
            <table:table-row>
              <table:table-cell office:value-type="string"/>
              <table:table-cell office:value-type="float" office:value="0.00004628102496">
                <text:p>0.00004628102496</text:p>
              </table:table-cell>
              <table:table-cell office:value-type="float" office:value="0.000148868828825">
                <text:p>0.000148868828825</text:p>
              </table:table-cell>
            </table:table-row>
            <table:table-row>
              <table:table-cell office:value-type="string"/>
              <table:table-cell office:value-type="float" office:value="0.0001275223502">
                <text:p>0.0001275223502</text:p>
              </table:table-cell>
              <table:table-cell office:value-type="float" office:value="0.00019641344702">
                <text:p>0.00019641344702</text:p>
              </table:table-cell>
            </table:table-row>
            <table:table-row>
              <table:table-cell office:value-type="string"/>
              <table:table-cell office:value-type="float" office:value="0.00015975664834">
                <text:p>0.00015975664834</text:p>
              </table:table-cell>
              <table:table-cell office:value-type="float" office:value="0.00021504958144">
                <text:p>0.00021504958144</text:p>
              </table:table-cell>
            </table:table-row>
            <table:table-row>
              <table:table-cell office:value-type="string"/>
              <table:table-cell office:value-type="float" office:value="0.00008727004912">
                <text:p>0.00008727004912</text:p>
              </table:table-cell>
              <table:table-cell office:value-type="float" office:value="0.00026318942112">
                <text:p>0.000263189421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26:'MPIBcast-MED'.E26 'MPIBcast-MED'.H26:'MPIBcast-MED'.K26 'MPIBcast-MED'.N26:'MPIBcast-MED'.Q26 'MPIBcast-MED'.T26:'MPIBcast-MED'.W26 'MPIBcast-MED'.J35:'MPIBcast-MED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26:'MPIBcast-MED'.E26 'MPIBcast-MED'.H26:'MPIBcast-MED'.K26 'MPIBcast-MED'.N26:'MPIBcast-MED'.Q26 'MPIBcast-MED'.T26:'MPIBcast-MED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35:'MPIBcast-MED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ha 26 Linha 26 Linha 26 Linha 26</text:p>
              </table:table-cell>
              <table:table-cell office:value-type="string">
                <text:p>Linha 3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float" office:value="0.00005134266708">
                <text:p>0.00005134266708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  <table:table-cell office:value-type="float" office:value="NaN">
                <text:p>NaN</text:p>
                <draw:g>
                  <svg:desc>'MPIBcast-MED'.J35:'MPIBcast-MED'.M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06460283265">
                <text:p>0.0000646028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104163934">
                <text:p>0.00006104163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9077805112">
                <text:p>0.0000907780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563630379">
                <text:p>0.0000756363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9040162359">
                <text:p>0.0000904016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7693479588">
                <text:p>0.00007693479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0184214904">
                <text:p>0.0001018421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62495774115">
                <text:p>0.000062495774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08866537543">
                <text:p>0.00008866537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2216956614">
                <text:p>0.0001221695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6779530368">
                <text:p>0.0001677953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48868828825">
                <text:p>0.00014886882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19641344702">
                <text:p>0.00019641344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1504958144">
                <text:p>0.0002150495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26318942112">
                <text:p>0.00026318942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32:'ProfBcast-MIN'.P33 'ProfBcast-MIN'.B26:'ProfBcast-MIN'.E26 'ProfBcast-MIN'.H26:'ProfBcast-MIN'.K26 'ProfBcast-MIN'.N26:'ProfBcast-MIN'.Q26 'ProfBcast-MIN'.T26:'ProfBcast-MIN'.W26 'MPIBcast-MIN'.B26:'MPIBcast-MIN'.E26 'MPIBcast-MIN'.H26:'MPIBcast-MIN'.K26 'MPIBcast-MIN'.N26:'MPIBcast-MIN'.Q26 'MPIBcast-MIN'.T26:'MPIBcast-MIN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26:'ProfBcast-MIN'.E26 'ProfBcast-MIN'.H26:'ProfBcast-MIN'.K26 'ProfBcast-MIN'.N26:'ProfBcast-MIN'.Q26 'ProfBcast-MIN'.T26:'ProfBcast-MIN'.W26" chart:label-cell-address="'ProfBcast-MIN'.P32:'ProfBcast-MIN'.P32" chart:class="chart:line">
            <chart:data-point chart:repeated="16"/>
          </chart:series>
          <chart:series chart:attached-axis="primary-y" chart:style-name="ch13" chart:values-cell-range-address="'MPIBcast-MIN'.B26:'MPIBcast-MIN'.E26 'MPIBcast-MIN'.H26:'MPIBcast-MIN'.K26 'MPIBcast-MIN'.N26:'MPIBcast-MIN'.Q26 'MPIBcast-MIN'.T26:'MPIBcast-MIN'.W26" chart:label-cell-address="'ProfBcast-MIN'.P33:'ProfBcast-MIN'.P3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Bcast</text:p>
                <draw:g>
                  <svg:desc>'ProfBcast-MIN'.P32:'ProfBcast-MIN'.P32</svg:desc>
                </draw:g>
              </table:table-cell>
              <table:table-cell office:value-type="string">
                <text:p>MPIBcast</text:p>
                <draw:g>
                  <svg:desc>'ProfBcast-MIN'.P33:'ProfBcast-MIN'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text:list>
                  <text:list-item>
                    <text:p/>
                  </text:list-item>
                  <text:list-item>
                    <text:p>ProfBcast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float" office:value="0.0000479894845">
                <text:p>0.0000479894845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469536563">
                <text:p>0.0000469536563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</table:table-row>
            <table:table-row>
              <table:table-cell office:value-type="string">
                <text:p>MPIBcast</text:p>
                <text:list>
                  <text:list-item>
                    <text:p/>
                  </text:list-item>
                  <text:list-item>
                    <text:p>MPIBcast</text:p>
                  </text:list-item>
                </text:list>
              </table:table-cell>
              <table:table-cell office:value-type="float" office:value="0.000048661315">
                <text:p>0.000048661315</text:p>
              </table:table-cell>
              <table:table-cell office:value-type="float" office:value="0.0000599316549">
                <text:p>0.0000599316549</text:p>
              </table:table-cell>
            </table:table-row>
            <table:table-row>
              <table:table-cell office:value-type="string"/>
              <table:table-cell office:value-type="float" office:value="0.0000591348618">
                <text:p>0.0000591348618</text:p>
              </table:table-cell>
              <table:table-cell office:value-type="float" office:value="0.0000571513802">
                <text:p>0.0000571513802</text:p>
              </table:table-cell>
            </table:table-row>
            <table:table-row>
              <table:table-cell office:value-type="string"/>
              <table:table-cell office:value-type="float" office:value="0.0000793243572">
                <text:p>0.0000793243572</text:p>
              </table:table-cell>
              <table:table-cell office:value-type="float" office:value="0.0000871044872">
                <text:p>0.0000871044872</text:p>
              </table:table-cell>
            </table:table-row>
            <table:table-row>
              <table:table-cell office:value-type="string"/>
              <table:table-cell office:value-type="float" office:value="0.0000481691826">
                <text:p>0.0000481691826</text:p>
              </table:table-cell>
              <table:table-cell office:value-type="float" office:value="0.00006929027585">
                <text:p>0.00006929027585</text:p>
              </table:table-cell>
            </table:table-row>
            <table:table-row>
              <table:table-cell office:value-type="string"/>
              <table:table-cell office:value-type="float" office:value="0.0000604730942">
                <text:p>0.0000604730942</text:p>
              </table:table-cell>
              <table:table-cell office:value-type="float" office:value="0.0000803758976">
                <text:p>0.0000803758976</text:p>
              </table:table-cell>
            </table:table-row>
            <table:table-row>
              <table:table-cell office:value-type="string"/>
              <table:table-cell office:value-type="float" office:value="0.000073480504">
                <text:p>0.000073480504</text:p>
              </table:table-cell>
              <table:table-cell office:value-type="float" office:value="0.0000731995942">
                <text:p>0.0000731995942</text:p>
              </table:table-cell>
            </table:table-row>
            <table:table-row>
              <table:table-cell office:value-type="string"/>
              <table:table-cell office:value-type="float" office:value="0.0001026778488">
                <text:p>0.0001026778488</text:p>
              </table:table-cell>
              <table:table-cell office:value-type="float" office:value="0.0000952481564">
                <text:p>0.0000952481564</text:p>
              </table:table-cell>
            </table:table-row>
            <table:table-row>
              <table:table-cell office:value-type="string"/>
              <table:table-cell office:value-type="float" office:value="0.0000535225655">
                <text:p>0.0000535225655</text:p>
              </table:table-cell>
              <table:table-cell office:value-type="float" office:value="0.00005822365825">
                <text:p>0.00005822365825</text:p>
              </table:table-cell>
            </table:table-row>
            <table:table-row>
              <table:table-cell office:value-type="string"/>
              <table:table-cell office:value-type="float" office:value="0.0000719075423">
                <text:p>0.0000719075423</text:p>
              </table:table-cell>
              <table:table-cell office:value-type="float" office:value="0.0000808511987">
                <text:p>0.0000808511987</text:p>
              </table:table-cell>
            </table:table-row>
            <table:table-row>
              <table:table-cell office:value-type="string"/>
              <table:table-cell office:value-type="float" office:value="0.000108449758">
                <text:p>0.000108449758</text:p>
              </table:table-cell>
              <table:table-cell office:value-type="float" office:value="0.000104980407">
                <text:p>0.000104980407</text:p>
              </table:table-cell>
            </table:table-row>
            <table:table-row>
              <table:table-cell office:value-type="string"/>
              <table:table-cell office:value-type="float" office:value="0.000108862744">
                <text:p>0.000108862744</text:p>
              </table:table-cell>
              <table:table-cell office:value-type="float" office:value="0.0001443687812">
                <text:p>0.0001443687812</text:p>
              </table:table-cell>
            </table:table-row>
            <table:table-row>
              <table:table-cell office:value-type="string"/>
              <table:table-cell office:value-type="float" office:value="0.00004179867305">
                <text:p>0.00004179867305</text:p>
              </table:table-cell>
              <table:table-cell office:value-type="float" office:value="0.0001402725421">
                <text:p>0.0001402725421</text:p>
              </table:table-cell>
            </table:table-row>
            <table:table-row>
              <table:table-cell office:value-type="string"/>
              <table:table-cell office:value-type="float" office:value="0.0001221521351">
                <text:p>0.0001221521351</text:p>
              </table:table-cell>
              <table:table-cell office:value-type="float" office:value="0.0001799073157">
                <text:p>0.0001799073157</text:p>
              </table:table-cell>
            </table:table-row>
            <table:table-row>
              <table:table-cell office:value-type="string"/>
              <table:table-cell office:value-type="float" office:value="0.0001403176168">
                <text:p>0.0001403176168</text:p>
              </table:table-cell>
              <table:table-cell office:value-type="float" office:value="0.0001960793394">
                <text:p>0.0001960793394</text:p>
              </table:table-cell>
            </table:table-row>
            <table:table-row>
              <table:table-cell office:value-type="string"/>
              <table:table-cell office:value-type="float" office:value="0.0000806678224">
                <text:p>0.0000806678224</text:p>
              </table:table-cell>
              <table:table-cell office:value-type="float" office:value="0.0002176175964">
                <text:p>0.00021761759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32:'ProfBcast-MED'.P33 'ProfBcast-MED'.B26:'ProfBcast-MED'.E26 'ProfBcast-MED'.H26:'ProfBcast-MED'.K26 'ProfBcast-MED'.N26:'ProfBcast-MED'.Q26 'ProfBcast-MED'.T26:'ProfBcast-MED'.W26 'MPIBcast-MED'.B26:'MPIBcast-MED'.E26 'MPIBcast-MED'.H26:'MPIBcast-MED'.K26 'MPIBcast-MED'.N26:'MPIBcast-MED'.Q26 'MPIBcast-MED'.T26:'MPIBcast-MED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26:'ProfBcast-MED'.E26 'ProfBcast-MED'.H26:'ProfBcast-MED'.K26 'ProfBcast-MED'.N26:'ProfBcast-MED'.Q26 'ProfBcast-MED'.T26:'ProfBcast-MED'.W26" chart:label-cell-address="'ProfBcast-MED'.P32:'ProfBcast-MED'.P32" chart:class="chart:line">
            <chart:data-point chart:repeated="16"/>
          </chart:series>
          <chart:series chart:attached-axis="primary-y" chart:style-name="ch13" chart:values-cell-range-address="'MPIBcast-MED'.B26:'MPIBcast-MED'.E26 'MPIBcast-MED'.H26:'MPIBcast-MED'.K26 'MPIBcast-MED'.N26:'MPIBcast-MED'.Q26 'MPIBcast-MED'.T26:'MPIBcast-MED'.W26" chart:label-cell-address="'ProfBcast-MED'.P33:'ProfBcast-MED'.P3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Bcast</text:p>
                <draw:g>
                  <svg:desc>'ProfBcast-MED'.P32:'ProfBcast-MED'.P32</svg:desc>
                </draw:g>
              </table:table-cell>
              <table:table-cell office:value-type="string">
                <text:p>MPIBcast</text:p>
                <draw:g>
                  <svg:desc>'ProfBcast-MED'.P33:'ProfBcast-MED'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text:list>
                  <text:list-item>
                    <text:p/>
                  </text:list-item>
                  <text:list-item>
                    <text:p>ProfBcast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float" office:value="0.000050870123665">
                <text:p>0.00005087012366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5134266708">
                <text:p>0.00005134266708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</table:table-row>
            <table:table-row>
              <table:table-cell office:value-type="string">
                <text:p>MPIBcast</text:p>
                <text:list>
                  <text:list-item>
                    <text:p/>
                  </text:list-item>
                  <text:list-item>
                    <text:p>MPIBcast</text:p>
                  </text:list-item>
                </text:list>
              </table:table-cell>
              <table:table-cell office:value-type="float" office:value="0.0000524804473">
                <text:p>0.0000524804473</text:p>
              </table:table-cell>
              <table:table-cell office:value-type="float" office:value="0.00006460283265">
                <text:p>0.00006460283265</text:p>
              </table:table-cell>
            </table:table-row>
            <table:table-row>
              <table:table-cell office:value-type="string"/>
              <table:table-cell office:value-type="float" office:value="0.0000625763678">
                <text:p>0.0000625763678</text:p>
              </table:table-cell>
              <table:table-cell office:value-type="float" office:value="0.00006104163934">
                <text:p>0.00006104163934</text:p>
              </table:table-cell>
            </table:table-row>
            <table:table-row>
              <table:table-cell office:value-type="string"/>
              <table:table-cell office:value-type="float" office:value="0.00008510359056">
                <text:p>0.00008510359056</text:p>
              </table:table-cell>
              <table:table-cell office:value-type="float" office:value="0.00009077805112">
                <text:p>0.00009077805112</text:p>
              </table:table-cell>
            </table:table-row>
            <table:table-row>
              <table:table-cell office:value-type="string"/>
              <table:table-cell office:value-type="float" office:value="0.000053746601675">
                <text:p>0.000053746601675</text:p>
              </table:table-cell>
              <table:table-cell office:value-type="float" office:value="0.00007563630379">
                <text:p>0.00007563630379</text:p>
              </table:table-cell>
            </table:table-row>
            <table:table-row>
              <table:table-cell office:value-type="string"/>
              <table:table-cell office:value-type="float" office:value="0.00006676620976">
                <text:p>0.00006676620976</text:p>
              </table:table-cell>
              <table:table-cell office:value-type="float" office:value="0.00009040162359">
                <text:p>0.00009040162359</text:p>
              </table:table-cell>
            </table:table-row>
            <table:table-row>
              <table:table-cell office:value-type="string"/>
              <table:table-cell office:value-type="float" office:value="0.00008315974344">
                <text:p>0.00008315974344</text:p>
              </table:table-cell>
              <table:table-cell office:value-type="float" office:value="0.00007693479588">
                <text:p>0.00007693479588</text:p>
              </table:table-cell>
            </table:table-row>
            <table:table-row>
              <table:table-cell office:value-type="string"/>
              <table:table-cell office:value-type="float" office:value="0.00011086082136">
                <text:p>0.00011086082136</text:p>
              </table:table-cell>
              <table:table-cell office:value-type="float" office:value="0.00010184214904">
                <text:p>0.00010184214904</text:p>
              </table:table-cell>
            </table:table-row>
            <table:table-row>
              <table:table-cell office:value-type="string"/>
              <table:table-cell office:value-type="float" office:value="0.000060144777385">
                <text:p>0.000060144777385</text:p>
              </table:table-cell>
              <table:table-cell office:value-type="float" office:value="0.000062495774115">
                <text:p>0.000062495774115</text:p>
              </table:table-cell>
            </table:table-row>
            <table:table-row>
              <table:table-cell office:value-type="string"/>
              <table:table-cell office:value-type="float" office:value="0.00007936572608">
                <text:p>0.00007936572608</text:p>
              </table:table-cell>
              <table:table-cell office:value-type="float" office:value="0.00008866537543">
                <text:p>0.00008866537543</text:p>
              </table:table-cell>
            </table:table-row>
            <table:table-row>
              <table:table-cell office:value-type="string"/>
              <table:table-cell office:value-type="float" office:value="0.00011698962418">
                <text:p>0.00011698962418</text:p>
              </table:table-cell>
              <table:table-cell office:value-type="float" office:value="0.00012216956614">
                <text:p>0.00012216956614</text:p>
              </table:table-cell>
            </table:table-row>
            <table:table-row>
              <table:table-cell office:value-type="string"/>
              <table:table-cell office:value-type="float" office:value="0.0001317102876">
                <text:p>0.0001317102876</text:p>
              </table:table-cell>
              <table:table-cell office:value-type="float" office:value="0.00016779530368">
                <text:p>0.00016779530368</text:p>
              </table:table-cell>
            </table:table-row>
            <table:table-row>
              <table:table-cell office:value-type="string"/>
              <table:table-cell office:value-type="float" office:value="0.00004628102496">
                <text:p>0.00004628102496</text:p>
              </table:table-cell>
              <table:table-cell office:value-type="float" office:value="0.000148868828825">
                <text:p>0.000148868828825</text:p>
              </table:table-cell>
            </table:table-row>
            <table:table-row>
              <table:table-cell office:value-type="string"/>
              <table:table-cell office:value-type="float" office:value="0.0001275223502">
                <text:p>0.0001275223502</text:p>
              </table:table-cell>
              <table:table-cell office:value-type="float" office:value="0.00019641344702">
                <text:p>0.00019641344702</text:p>
              </table:table-cell>
            </table:table-row>
            <table:table-row>
              <table:table-cell office:value-type="string"/>
              <table:table-cell office:value-type="float" office:value="0.00015975664834">
                <text:p>0.00015975664834</text:p>
              </table:table-cell>
              <table:table-cell office:value-type="float" office:value="0.00021504958144">
                <text:p>0.00021504958144</text:p>
              </table:table-cell>
            </table:table-row>
            <table:table-row>
              <table:table-cell office:value-type="string"/>
              <table:table-cell office:value-type="float" office:value="0.00008727004912">
                <text:p>0.00008727004912</text:p>
              </table:table-cell>
              <table:table-cell office:value-type="float" office:value="0.00026318942112">
                <text:p>0.000263189421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MPIBcast-MIN'.B26:'MPIBcast-MIN'.E26 'MPIBcast-MIN'.H26:'MPIBcast-MIN'.K26 'MPIBcast-MIN'.N26:'MPIBcast-MIN'.Q26 'MPIBcast-MIN'.T26:'MPIBcast-MIN'.W26 'ProfBcast-MIN'.B26:'ProfBcast-MIN'.E26 'ProfBcast-MIN'.H26:'ProfBcast-MIN'.K26 'ProfBcast-MIN'.N26:'ProfBcast-MIN'.Q26 'ProfBcast-MIN'.T26:'ProfBcast-MIN'.W26 'Compara Gráficos'.Z6:'Compara Gráficos'.Z6 'ProfBcast-MED'.B26:'ProfBcast-MED'.E26 'ProfBcast-MED'.H26:'ProfBcast-MED'.K26 'ProfBcast-MED'.N26:'ProfBcast-MED'.Q26 'ProfBcast-MED'.T26:'ProfBcast-MED'.W26 'MPIBcast-MED'.B26:'MPIBcast-MED'.E26 'MPIBcast-MED'.H26:'MPIBcast-MED'.K26 'MPIBcast-MED'.N26:'MPIBcast-MED'.Q26 'MPIBcast-MED'.T26:'MPIBcast-MED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26:'MPIBcast-MIN'.E26 'MPIBcast-MIN'.H26:'MPIBcast-MIN'.K26 'MPIBcast-MIN'.N26:'MPIBcast-MIN'.Q26 'MPIBcast-MIN'.T26:'MPIBcast-MIN'.W26" chart:label-cell-address="'Compara Gráficos'.Z3:'Compara Gráficos'.Z3" chart:class="chart:line">
            <chart:data-point chart:repeated="16"/>
          </chart:series>
          <chart:series chart:attached-axis="primary-y" chart:style-name="ch13" chart:values-cell-range-address="'ProfBcast-MIN'.B26:'ProfBcast-MIN'.E26 'ProfBcast-MIN'.H26:'ProfBcast-MIN'.K26 'ProfBcast-MIN'.N26:'ProfBcast-MIN'.Q26 'ProfBcast-MIN'.T26:'ProfBcast-MIN'.W26" chart:label-cell-address="'Compara Gráficos'.Z4:'Compara Gráficos'.Z4" chart:class="chart:line">
            <chart:data-point chart:repeated="16"/>
          </chart:series>
          <chart:series chart:attached-axis="primary-y" chart:style-name="ch14" chart:values-cell-range-address="'ProfBcast-MED'.B26:'ProfBcast-MED'.E26 'ProfBcast-MED'.H26:'ProfBcast-MED'.K26 'ProfBcast-MED'.N26:'ProfBcast-MED'.Q26 'ProfBcast-MED'.T26:'ProfBcast-MED'.W26" chart:label-cell-address="'Compara Gráficos'.Z6:'Compara Gráficos'.Z6" chart:class="chart:line">
            <chart:data-point chart:repeated="16"/>
          </chart:series>
          <chart:series chart:attached-axis="primary-y" chart:style-name="ch15" chart:values-cell-range-address="'MPIBcast-MED'.B26:'MPIBcast-MED'.E26 'MPIBcast-MED'.H26:'MPIBcast-MED'.K26 'MPIBcast-MED'.N26:'MPIBcast-MED'.Q26 'MPIBcast-MED'.T26:'MPIBcast-MED'.W26" chart:label-cell-address="'Compara Gráficos'.Z5:'Compara Gráficos'.Z5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text:list>
                  <text:list-item>
                    <text:p/>
                  </text:list-item>
                  <text:list-item>
                    <text:p>MPIBcast-MIN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float" office:value="0.0000469536563">
                <text:p>0.0000469536563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  <table:table-cell office:value-type="float" office:value="0.0000479894845">
                <text:p>0.0000479894845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50870123665">
                <text:p>0.00005087012366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5134266708">
                <text:p>0.00005134266708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</table:table-row>
            <table:table-row>
              <table:table-cell office:value-type="string">
                <text:p>ProfBcast-MIN</text:p>
                <text:list>
                  <text:list-item>
                    <text:p/>
                  </text:list-item>
                  <text:list-item>
                    <text:p>ProfBcast-MIN</text:p>
                  </text:list-item>
                </text:list>
              </table:table-cell>
              <table:table-cell office:value-type="float" office:value="0.0000599316549">
                <text:p>0.0000599316549</text:p>
              </table:table-cell>
              <table:table-cell office:value-type="float" office:value="0.000048661315">
                <text:p>0.000048661315</text:p>
              </table:table-cell>
              <table:table-cell office:value-type="float" office:value="0.0000524804473">
                <text:p>0.0000524804473</text:p>
              </table:table-cell>
              <table:table-cell office:value-type="float" office:value="0.00006460283265">
                <text:p>0.00006460283265</text:p>
              </table:table-cell>
            </table:table-row>
            <table:table-row>
              <table:table-cell office:value-type="string">
                <text:p>ProfBcast-MED</text:p>
                <text:list>
                  <text:list-item>
                    <text:p/>
                  </text:list-item>
                  <text:list-item>
                    <text:p>ProfBcast-MED</text:p>
                  </text:list-item>
                </text:list>
              </table:table-cell>
              <table:table-cell office:value-type="float" office:value="0.0000571513802">
                <text:p>0.0000571513802</text:p>
              </table:table-cell>
              <table:table-cell office:value-type="float" office:value="0.0000591348618">
                <text:p>0.0000591348618</text:p>
              </table:table-cell>
              <table:table-cell office:value-type="float" office:value="0.0000625763678">
                <text:p>0.0000625763678</text:p>
              </table:table-cell>
              <table:table-cell office:value-type="float" office:value="0.00006104163934">
                <text:p>0.00006104163934</text:p>
              </table:table-cell>
            </table:table-row>
            <table:table-row>
              <table:table-cell office:value-type="string">
                <text:p>MPIBcast-MED</text:p>
                <text:list>
                  <text:list-item>
                    <text:p/>
                  </text:list-item>
                  <text:list-item>
                    <text:p>MPIBcast-MED</text:p>
                  </text:list-item>
                </text:list>
              </table:table-cell>
              <table:table-cell office:value-type="float" office:value="0.0000871044872">
                <text:p>0.0000871044872</text:p>
              </table:table-cell>
              <table:table-cell office:value-type="float" office:value="0.0000793243572">
                <text:p>0.0000793243572</text:p>
              </table:table-cell>
              <table:table-cell office:value-type="float" office:value="0.00008510359056">
                <text:p>0.00008510359056</text:p>
              </table:table-cell>
              <table:table-cell office:value-type="float" office:value="0.00009077805112">
                <text:p>0.00009077805112</text:p>
              </table:table-cell>
            </table:table-row>
            <table:table-row>
              <table:table-cell office:value-type="string"/>
              <table:table-cell office:value-type="float" office:value="0.00006929027585">
                <text:p>0.00006929027585</text:p>
              </table:table-cell>
              <table:table-cell office:value-type="float" office:value="0.0000481691826">
                <text:p>0.0000481691826</text:p>
              </table:table-cell>
              <table:table-cell office:value-type="float" office:value="0.000053746601675">
                <text:p>0.000053746601675</text:p>
              </table:table-cell>
              <table:table-cell office:value-type="float" office:value="0.00007563630379">
                <text:p>0.00007563630379</text:p>
              </table:table-cell>
            </table:table-row>
            <table:table-row>
              <table:table-cell office:value-type="string"/>
              <table:table-cell office:value-type="float" office:value="0.0000803758976">
                <text:p>0.0000803758976</text:p>
              </table:table-cell>
              <table:table-cell office:value-type="float" office:value="0.0000604730942">
                <text:p>0.0000604730942</text:p>
              </table:table-cell>
              <table:table-cell office:value-type="float" office:value="0.00006676620976">
                <text:p>0.00006676620976</text:p>
              </table:table-cell>
              <table:table-cell office:value-type="float" office:value="0.00009040162359">
                <text:p>0.00009040162359</text:p>
              </table:table-cell>
            </table:table-row>
            <table:table-row>
              <table:table-cell office:value-type="string"/>
              <table:table-cell office:value-type="float" office:value="0.0000731995942">
                <text:p>0.0000731995942</text:p>
              </table:table-cell>
              <table:table-cell office:value-type="float" office:value="0.000073480504">
                <text:p>0.000073480504</text:p>
              </table:table-cell>
              <table:table-cell office:value-type="float" office:value="0.00008315974344">
                <text:p>0.00008315974344</text:p>
              </table:table-cell>
              <table:table-cell office:value-type="float" office:value="0.00007693479588">
                <text:p>0.00007693479588</text:p>
              </table:table-cell>
            </table:table-row>
            <table:table-row>
              <table:table-cell office:value-type="string"/>
              <table:table-cell office:value-type="float" office:value="0.0000952481564">
                <text:p>0.0000952481564</text:p>
              </table:table-cell>
              <table:table-cell office:value-type="float" office:value="0.0001026778488">
                <text:p>0.0001026778488</text:p>
              </table:table-cell>
              <table:table-cell office:value-type="float" office:value="0.00011086082136">
                <text:p>0.00011086082136</text:p>
              </table:table-cell>
              <table:table-cell office:value-type="float" office:value="0.00010184214904">
                <text:p>0.00010184214904</text:p>
              </table:table-cell>
            </table:table-row>
            <table:table-row>
              <table:table-cell office:value-type="string"/>
              <table:table-cell office:value-type="float" office:value="0.00005822365825">
                <text:p>0.00005822365825</text:p>
              </table:table-cell>
              <table:table-cell office:value-type="float" office:value="0.0000535225655">
                <text:p>0.0000535225655</text:p>
              </table:table-cell>
              <table:table-cell office:value-type="float" office:value="0.000060144777385">
                <text:p>0.000060144777385</text:p>
              </table:table-cell>
              <table:table-cell office:value-type="float" office:value="0.000062495774115">
                <text:p>0.000062495774115</text:p>
              </table:table-cell>
            </table:table-row>
            <table:table-row>
              <table:table-cell office:value-type="string"/>
              <table:table-cell office:value-type="float" office:value="0.0000808511987">
                <text:p>0.0000808511987</text:p>
              </table:table-cell>
              <table:table-cell office:value-type="float" office:value="0.0000719075423">
                <text:p>0.0000719075423</text:p>
              </table:table-cell>
              <table:table-cell office:value-type="float" office:value="0.00007936572608">
                <text:p>0.00007936572608</text:p>
              </table:table-cell>
              <table:table-cell office:value-type="float" office:value="0.00008866537543">
                <text:p>0.00008866537543</text:p>
              </table:table-cell>
            </table:table-row>
            <table:table-row>
              <table:table-cell office:value-type="string"/>
              <table:table-cell office:value-type="float" office:value="0.000104980407">
                <text:p>0.000104980407</text:p>
              </table:table-cell>
              <table:table-cell office:value-type="float" office:value="0.000108449758">
                <text:p>0.000108449758</text:p>
              </table:table-cell>
              <table:table-cell office:value-type="float" office:value="0.00011698962418">
                <text:p>0.00011698962418</text:p>
              </table:table-cell>
              <table:table-cell office:value-type="float" office:value="0.00012216956614">
                <text:p>0.00012216956614</text:p>
              </table:table-cell>
            </table:table-row>
            <table:table-row>
              <table:table-cell office:value-type="string"/>
              <table:table-cell office:value-type="float" office:value="0.0001443687812">
                <text:p>0.0001443687812</text:p>
              </table:table-cell>
              <table:table-cell office:value-type="float" office:value="0.000108862744">
                <text:p>0.000108862744</text:p>
              </table:table-cell>
              <table:table-cell office:value-type="float" office:value="0.0001317102876">
                <text:p>0.0001317102876</text:p>
              </table:table-cell>
              <table:table-cell office:value-type="float" office:value="0.00016779530368">
                <text:p>0.00016779530368</text:p>
              </table:table-cell>
            </table:table-row>
            <table:table-row>
              <table:table-cell office:value-type="string"/>
              <table:table-cell office:value-type="float" office:value="0.0001402725421">
                <text:p>0.0001402725421</text:p>
              </table:table-cell>
              <table:table-cell office:value-type="float" office:value="0.00004179867305">
                <text:p>0.00004179867305</text:p>
              </table:table-cell>
              <table:table-cell office:value-type="float" office:value="0.00004628102496">
                <text:p>0.00004628102496</text:p>
              </table:table-cell>
              <table:table-cell office:value-type="float" office:value="0.000148868828825">
                <text:p>0.000148868828825</text:p>
              </table:table-cell>
            </table:table-row>
            <table:table-row>
              <table:table-cell office:value-type="string"/>
              <table:table-cell office:value-type="float" office:value="0.0001799073157">
                <text:p>0.0001799073157</text:p>
              </table:table-cell>
              <table:table-cell office:value-type="float" office:value="0.0001221521351">
                <text:p>0.0001221521351</text:p>
              </table:table-cell>
              <table:table-cell office:value-type="float" office:value="0.0001275223502">
                <text:p>0.0001275223502</text:p>
              </table:table-cell>
              <table:table-cell office:value-type="float" office:value="0.00019641344702">
                <text:p>0.00019641344702</text:p>
              </table:table-cell>
            </table:table-row>
            <table:table-row>
              <table:table-cell office:value-type="string"/>
              <table:table-cell office:value-type="float" office:value="0.0001960793394">
                <text:p>0.0001960793394</text:p>
              </table:table-cell>
              <table:table-cell office:value-type="float" office:value="0.0001403176168">
                <text:p>0.0001403176168</text:p>
              </table:table-cell>
              <table:table-cell office:value-type="float" office:value="0.00015975664834">
                <text:p>0.00015975664834</text:p>
              </table:table-cell>
              <table:table-cell office:value-type="float" office:value="0.00021504958144">
                <text:p>0.00021504958144</text:p>
              </table:table-cell>
            </table:table-row>
            <table:table-row>
              <table:table-cell office:value-type="string"/>
              <table:table-cell office:value-type="float" office:value="0.0002176175964">
                <text:p>0.0002176175964</text:p>
              </table:table-cell>
              <table:table-cell office:value-type="float" office:value="0.0000806678224">
                <text:p>0.0000806678224</text:p>
              </table:table-cell>
              <table:table-cell office:value-type="float" office:value="0.00008727004912">
                <text:p>0.00008727004912</text:p>
              </table:table-cell>
              <table:table-cell office:value-type="float" office:value="0.00026318942112">
                <text:p>0.000263189421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